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ld_name</text:p>
          </table:table-cell>
          <table:table-cell office:value-type="string" calcext:value-type="string">
            <text:p>Unique-ID</text:p>
          </table:table-cell>
        </table:table-row>
        <table:table-row table:style-name="ro1">
          <table:table-cell table:number-columns-repeated="2" office:value-type="string" calcext:value-type="string">
            <text:p>Adilabad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table:number-columns-repeated="2" office:value-type="string" calcext:value-type="string">
            <text:p>Agar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2" office:value-type="string" calcext:value-type="string">
            <text:p>Agra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Ahmedabad</text:p>
          </table:table-cell>
          <table:table-cell office:value-type="string" calcext:value-type="string">
            <text:p>Ahmadabad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hmednagar</text:p>
          </table:table-cell>
          <table:table-cell office:value-type="string" calcext:value-type="string">
            <text:p>Ahmadnagar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2" office:value-type="string" calcext:value-type="string">
            <text:p>Aizawl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2" office:value-type="string" calcext:value-type="string">
            <text:p>Ajmer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table:number-columns-repeated="2" office:value-type="string" calcext:value-type="string">
            <text:p>Akola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number-columns-repeated="2" office:value-type="string" calcext:value-type="string">
            <text:p>Alappuzha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2" office:value-type="string" calcext:value-type="string">
            <text:p>Aligarh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table:number-columns-repeated="2" office:value-type="string" calcext:value-type="string">
            <text:p>Alipurduar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table:number-columns-repeated="2" office:value-type="string" calcext:value-type="string">
            <text:p>Alirajpu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string" calcext:value-type="string">
            <text:p>Allahabad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table:number-columns-repeated="2" office:value-type="string" calcext:value-type="string">
            <text:p>Almora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2" office:value-type="string" calcext:value-type="string">
            <text:p>Alwar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number-columns-repeated="2" office:value-type="string" calcext:value-type="string">
            <text:p>Ambala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table:number-columns-repeated="2" office:value-type="string" calcext:value-type="string">
            <text:p>Ambedkar Nagar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table:number-columns-repeated="2" office:value-type="string" calcext:value-type="string">
            <text:p>Amethi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2" office:value-type="string" calcext:value-type="string">
            <text:p>Amravati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2" office:value-type="string" calcext:value-type="string">
            <text:p>Amreli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string" calcext:value-type="string">
            <text:p>Amritsar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2" office:value-type="string" calcext:value-type="string">
            <text:p>Anand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nanthapur</text:p>
          </table:table-cell>
          <table:table-cell office:value-type="string" calcext:value-type="string">
            <text:p>Anantapur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string" calcext:value-type="string">
            <text:p>Anantna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string" calcext:value-type="string">
            <text:p>Anjaw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 office:value-type="string" calcext:value-type="string">
            <text:p>Anugul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number-columns-repeated="2" office:value-type="string" calcext:value-type="string">
            <text:p>Anuppu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Araria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ravalli at Modasa</text:p>
          </table:table-cell>
          <table:table-cell office:value-type="string" calcext:value-type="string">
            <text:p>Aravali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string" calcext:value-type="string">
            <text:p>Ariyalu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2" office:value-type="string" calcext:value-type="string">
            <text:p>Arwal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Ashoknagr</text:p>
          </table:table-cell>
          <table:table-cell office:value-type="string" calcext:value-type="string">
            <text:p>Ashokna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uraiy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2" office:value-type="string" calcext:value-type="string">
            <text:p>Aurangabad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string" calcext:value-type="string">
            <text:p>Aurangabad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2" office:value-type="string" calcext:value-type="string">
            <text:p>Azamgarh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Budgam</text:p>
          </table:table-cell>
          <table:table-cell office:value-type="string" calcext:value-type="string">
            <text:p>Badgam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AGALKOT</text:p>
          </table:table-cell>
          <table:table-cell office:value-type="string" calcext:value-type="string">
            <text:p>Bagalkot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number-columns-repeated="2" office:value-type="string" calcext:value-type="string">
            <text:p>Bageshwar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2" office:value-type="string" calcext:value-type="string">
            <text:p>Baghpat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number-columns-repeated="2" office:value-type="string" calcext:value-type="string">
            <text:p>Bahraich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string" calcext:value-type="string">
            <text:p>Baksa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2" office:value-type="string" calcext:value-type="string">
            <text:p>Balagha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string" calcext:value-type="string">
            <text:p>Balangir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Balasore</text:p>
          </table:table-cell>
          <table:table-cell office:value-type="string" calcext:value-type="string">
            <text:p>Baleshwar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number-columns-repeated="2" office:value-type="string" calcext:value-type="string">
            <text:p>Ballia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table:number-columns-repeated="2" office:value-type="string" calcext:value-type="string">
            <text:p>Balod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Balodabazar</text:p>
          </table:table-cell>
          <table:table-cell office:value-type="string" calcext:value-type="string">
            <text:p>Baloda Bazar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2" office:value-type="string" calcext:value-type="string">
            <text:p>Balrampur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2" office:value-type="string" calcext:value-type="string">
            <text:p>Balrampur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Banaskanth at Palanpur</text:p>
          </table:table-cell>
          <table:table-cell office:value-type="string" calcext:value-type="string">
            <text:p>Banas Kanth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string" calcext:value-type="string">
            <text:p>Banda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Bandipora</text:p>
          </table:table-cell>
          <table:table-cell office:value-type="string" calcext:value-type="string">
            <text:p>Bandipor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ENGALURU</text:p>
          </table:table-cell>
          <table:table-cell office:value-type="string" calcext:value-type="string">
            <text:p>Bangalore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BENGALURU RURAL</text:p>
          </table:table-cell>
          <table:table-cell office:value-type="string" calcext:value-type="string">
            <text:p>Bangalore Rural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2" office:value-type="string" calcext:value-type="string">
            <text:p>Bank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Bankura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2" office:value-type="string" calcext:value-type="string">
            <text:p>Banswara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Barabanki</text:p>
          </table:table-cell>
          <table:table-cell office:value-type="string" calcext:value-type="string">
            <text:p>Bara Banki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Baramulla</text:p>
          </table:table-cell>
          <table:table-cell office:value-type="string" calcext:value-type="string">
            <text:p>Baramul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string" calcext:value-type="string">
            <text:p>Baran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Purba Bardhaman</text:p>
          </table:table-cell>
          <table:table-cell office:value-type="string" calcext:value-type="string">
            <text:p>Barddhaman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2" office:value-type="string" calcext:value-type="string">
            <text:p>Bareilly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2" office:value-type="string" calcext:value-type="string">
            <text:p>Bargarh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Balotra Barmer</text:p>
          </table:table-cell>
          <table:table-cell office:value-type="string" calcext:value-type="string">
            <text:p>Barmer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number-columns-repeated="2" office:value-type="string" calcext:value-type="string">
            <text:p>Barnala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number-columns-repeated="2" office:value-type="string" calcext:value-type="string">
            <text:p>Barpeta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2" office:value-type="string" calcext:value-type="string">
            <text:p>Barwan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string" calcext:value-type="string">
            <text:p>Bastar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2" office:value-type="string" calcext:value-type="string">
            <text:p>Basti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2" office:value-type="string" calcext:value-type="string">
            <text:p>Bathinda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BOTAD</text:p>
          </table:table-cell>
          <table:table-cell office:value-type="string" calcext:value-type="string">
            <text:p>Batod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udh</text:p>
          </table:table-cell>
          <table:table-cell office:value-type="string" calcext:value-type="string">
            <text:p>Baudh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2" office:value-type="string" calcext:value-type="string">
            <text:p>Begusarai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ELAGAVI</text:p>
          </table:table-cell>
          <table:table-cell office:value-type="string" calcext:value-type="string">
            <text:p>Belgaum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BALLARI</text:p>
          </table:table-cell>
          <table:table-cell office:value-type="string" calcext:value-type="string">
            <text:p>Bellary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Bemetara</text:p>
          </table:table-cell>
          <table:table-cell office:value-type="string" calcext:value-type="string">
            <text:p>Bemetra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2" office:value-type="string" calcext:value-type="string">
            <text:p>Betu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Bhadradri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table:number-columns-repeated="2" office:value-type="string" calcext:value-type="string">
            <text:p>Bhadrak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2" office:value-type="string" calcext:value-type="string">
            <text:p>Bhagalpur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string" calcext:value-type="string">
            <text:p>Bhandara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2" office:value-type="string" calcext:value-type="string">
            <text:p>Bharatpur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2" office:value-type="string" calcext:value-type="string">
            <text:p>Bharuch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string" calcext:value-type="string">
            <text:p>Bhavnagar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string" calcext:value-type="string">
            <text:p>Bhilwara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table:number-columns-repeated="2" office:value-type="string" calcext:value-type="string">
            <text:p>Bhi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string" calcext:value-type="string">
            <text:p>Bhiwani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2" office:value-type="string" calcext:value-type="string">
            <text:p>Bhojpur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2" office:value-type="string" calcext:value-type="string">
            <text:p>Bhopa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eed</text:p>
          </table:table-cell>
          <table:table-cell office:value-type="string" calcext:value-type="string">
            <text:p>Bi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BIDAR</text:p>
          </table:table-cell>
          <table:table-cell office:value-type="string" calcext:value-type="string">
            <text:p>Bidar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number-columns-repeated="2" office:value-type="string" calcext:value-type="string">
            <text:p>Bijapur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VIJAYAPURA</text:p>
          </table:table-cell>
          <table:table-cell office:value-type="string" calcext:value-type="string">
            <text:p>Bijapur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number-columns-repeated="2" office:value-type="string" calcext:value-type="string">
            <text:p>Bijnor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number-columns-repeated="2" office:value-type="string" calcext:value-type="string">
            <text:p>Bikaner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table:number-columns-repeated="2" office:value-type="string" calcext:value-type="string">
            <text:p>Bilaspu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string" calcext:value-type="string">
            <text:p>Bilaspur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2" office:value-type="string" calcext:value-type="string">
            <text:p>Birbhum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2" office:value-type="string" calcext:value-type="string">
            <text:p>Bishnupur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2" office:value-type="string" calcext:value-type="string">
            <text:p>Biswanath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table:number-columns-repeated="2" office:value-type="string" calcext:value-type="string">
            <text:p>Bokaro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string" calcext:value-type="string">
            <text:p>Bongaigaon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2" office:value-type="string" calcext:value-type="string">
            <text:p>Budaun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number-columns-repeated="2" office:value-type="string" calcext:value-type="string">
            <text:p>Bulandshahr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Buldhana</text:p>
          </table:table-cell>
          <table:table-cell office:value-type="string" calcext:value-type="string">
            <text:p>Buldana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 office:value-type="string" calcext:value-type="string">
            <text:p>Bundi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table:number-columns-repeated="2" office:value-type="string" calcext:value-type="string">
            <text:p>Burhanpur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string" calcext:value-type="string">
            <text:p>Buxar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string" calcext:value-type="string">
            <text:p>Cachar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2" office:value-type="string" calcext:value-type="string">
            <text:p>Central</text:p>
          </table:table-cell>
          <table:table-cell office:value-type="float" office:value="713" calcext:value-type="float">
            <text:p>713</text:p>
          </table:table-cell>
        </table:table-row>
        <table:table-row table:style-name="ro2">
          <table:table-cell office:value-type="string" calcext:value-type="string">
            <text:p>CHAMRAJNAGAR</text:p>
          </table:table-cell>
          <table:table-cell office:value-type="string" calcext:value-type="string">
            <text:p>Chamarajanagar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number-columns-repeated="2" office:value-type="string" calcext:value-type="string">
            <text:p>Chamb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string" calcext:value-type="string">
            <text:p>Chamoli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2" office:value-type="string" calcext:value-type="string">
            <text:p>Champawat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2" office:value-type="string" calcext:value-type="string">
            <text:p>Champhai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2" office:value-type="string" calcext:value-type="string">
            <text:p>Chandauli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number-columns-repeated="2" office:value-type="string" calcext:value-type="string">
            <text:p>Chandel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2" office:value-type="string" calcext:value-type="string">
            <text:p>Chandigarh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 office:value-type="string" calcext:value-type="string">
            <text:p>Chandrapur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2" office:value-type="string" calcext:value-type="string">
            <text:p>Changlang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2" office:value-type="string" calcext:value-type="string">
            <text:p>Charaideo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table:number-columns-repeated="2" office:value-type="string" calcext:value-type="string">
            <text:p>Chatr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string" calcext:value-type="string">
            <text:p>Chengalputtu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table:number-columns-repeated="2" office:value-type="string" calcext:value-type="string">
            <text:p>Chennai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2" office:value-type="string" calcext:value-type="string">
            <text:p>Chhatarpu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string" calcext:value-type="string">
            <text:p>Chhindwar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hota Udepur</text:p>
          </table:table-cell>
          <table:table-cell office:value-type="string" calcext:value-type="string">
            <text:p>Chhota Udaipur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HIKKABALLAPUR</text:p>
          </table:table-cell>
          <table:table-cell office:value-type="string" calcext:value-type="string">
            <text:p>Chikkaballapura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CHIKKAMAGALURU</text:p>
          </table:table-cell>
          <table:table-cell office:value-type="string" calcext:value-type="string">
            <text:p>Chikmagalur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table:number-columns-repeated="2" office:value-type="string" calcext:value-type="string">
            <text:p>Chirang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HITRADURGA</text:p>
          </table:table-cell>
          <table:table-cell office:value-type="string" calcext:value-type="string">
            <text:p>Chitradurga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number-columns-repeated="2" office:value-type="string" calcext:value-type="string">
            <text:p>Chitrakoot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Chittorgarh</text:p>
          </table:table-cell>
          <table:table-cell office:value-type="string" calcext:value-type="string">
            <text:p>Chittaurgarh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table:number-columns-repeated="2" office:value-type="string" calcext:value-type="string">
            <text:p>Chittoor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table:number-columns-repeated="2" office:value-type="string" calcext:value-type="string">
            <text:p>Churachandpur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2" office:value-type="string" calcext:value-type="string">
            <text:p>Churu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2" office:value-type="string" calcext:value-type="string">
            <text:p>Coimbatore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table:number-columns-repeated="2" office:value-type="string" calcext:value-type="string">
            <text:p>Cuddalore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table:number-columns-repeated="2" office:value-type="string" calcext:value-type="string">
            <text:p>Cuttack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Silvassa</text:p>
          </table:table-cell>
          <table:table-cell office:value-type="string" calcext:value-type="string">
            <text:p>Dadra &amp; Nagar Haveli</text:p>
          </table:table-cell>
          <table:table-cell office:value-type="float" office:value="121" calcext:value-type="float">
            <text:p>121</text:p>
          </table:table-cell>
        </table:table-row>
        <table:table-row table:style-name="ro3">
          <table:table-cell office:value-type="string" calcext:value-type="string">
            <text:p>Dantewada</text:p>
          </table:table-cell>
          <table:table-cell office:value-type="string" calcext:value-type="string">
            <text:p>Dakshin Bastar Dantewada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string" calcext:value-type="string">
            <text:p>South Dinajpur</text:p>
          </table:table-cell>
          <table:table-cell office:value-type="string" calcext:value-type="string">
            <text:p>Dakshin Dinajpur</text:p>
          </table:table-cell>
          <table:table-cell office:value-type="float" office:value="378" calcext:value-type="float">
            <text:p>378</text:p>
          </table:table-cell>
        </table:table-row>
        <table:table-row table:style-name="ro2">
          <table:table-cell office:value-type="string" calcext:value-type="string">
            <text:p>DAKSHINA KANNADA</text:p>
          </table:table-cell>
          <table:table-cell office:value-type="string" calcext:value-type="string">
            <text:p>Dakshina Kannada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number-columns-repeated="2" office:value-type="string" calcext:value-type="string">
            <text:p>Daman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string" calcext:value-type="string">
            <text:p>Damoh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string" calcext:value-type="string">
            <text:p>Darbhanga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Darjeeling</text:p>
          </table:table-cell>
          <table:table-cell office:value-type="string" calcext:value-type="string">
            <text:p>Darjiling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number-columns-repeated="2" office:value-type="string" calcext:value-type="string">
            <text:p>Darrang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table:number-columns-repeated="2" office:value-type="string" calcext:value-type="string">
            <text:p>DATA NOT AVAILABL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string" calcext:value-type="string">
            <text:p>Dat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string" calcext:value-type="string">
            <text:p>Dausa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DAVANGERE</text:p>
          </table:table-cell>
          <table:table-cell office:value-type="string" calcext:value-type="string">
            <text:p>Davanagere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eogarh</text:p>
          </table:table-cell>
          <table:table-cell office:value-type="string" calcext:value-type="string">
            <text:p>Debagarh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2" office:value-type="string" calcext:value-type="string">
            <text:p>Dehradun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2" office:value-type="string" calcext:value-type="string">
            <text:p>Deoghar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string" calcext:value-type="string">
            <text:p>Deoria</text:p>
          </table:table-cell>
          <table:table-cell office:value-type="float" office:value="615" calcext:value-type="float">
            <text:p>615</text:p>
          </table:table-cell>
        </table:table-row>
        <table:table-row table:style-name="ro2">
          <table:table-cell office:value-type="string" calcext:value-type="string">
            <text:p>Devbhumi Dwarka at Khambhaliya</text:p>
          </table:table-cell>
          <table:table-cell office:value-type="string" calcext:value-type="string">
            <text:p>Devbhumi Dwark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string" calcext:value-type="string">
            <text:p>Dewa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halai Tripura</text:p>
          </table:table-cell>
          <table:table-cell office:value-type="string" calcext:value-type="string">
            <text:p>Dhalai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number-columns-repeated="2" office:value-type="string" calcext:value-type="string">
            <text:p>Dhamtari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2" office:value-type="string" calcext:value-type="string">
            <text:p>Dhanbad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Dha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string" calcext:value-type="string">
            <text:p>Dharmapuri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DHARWAD</text:p>
          </table:table-cell>
          <table:table-cell office:value-type="string" calcext:value-type="string">
            <text:p>Dharwad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Dholpur</text:p>
          </table:table-cell>
          <table:table-cell office:value-type="string" calcext:value-type="string">
            <text:p>Dhaulpur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2" office:value-type="string" calcext:value-type="string">
            <text:p>Dhemaji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2" office:value-type="string" calcext:value-type="string">
            <text:p>Dhenkanal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2" office:value-type="string" calcext:value-type="string">
            <text:p>Dhubri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2" office:value-type="string" calcext:value-type="string">
            <text:p>Dhule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number-columns-repeated="2" office:value-type="string" calcext:value-type="string">
            <text:p>Dibang Valley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" office:value-type="string" calcext:value-type="string">
            <text:p>Dibrugarh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2" office:value-type="string" calcext:value-type="string">
            <text:p>Dima Hasao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Dimapur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2" office:value-type="string" calcext:value-type="string">
            <text:p>Dindigul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table:number-columns-repeated="2" office:value-type="string" calcext:value-type="string">
            <text:p>Dindor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Diu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string" calcext:value-type="string">
            <text:p>Dod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ahod</text:p>
          </table:table-cell>
          <table:table-cell office:value-type="string" calcext:value-type="string">
            <text:p>Doha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Dumk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string" calcext:value-type="string">
            <text:p>Dungarpur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table:number-columns-repeated="2" office:value-type="string" calcext:value-type="string">
            <text:p>Durg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2" office:value-type="string" calcext:value-type="string">
            <text:p>East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table:number-columns-repeated="2" office:value-type="string" calcext:value-type="string">
            <text:p>East District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table:number-columns-repeated="2" office:value-type="string" calcext:value-type="string">
            <text:p>East Garo Hills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2" office:value-type="string" calcext:value-type="string">
            <text:p>East Godavari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table:number-columns-repeated="2" office:value-type="string" calcext:value-type="string">
            <text:p>East Jaintia Hills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2" office:value-type="string" calcext:value-type="string">
            <text:p>East Kameng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table:number-columns-repeated="2" office:value-type="string" calcext:value-type="string">
            <text:p>East Khasi Hills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2" office:value-type="string" calcext:value-type="string">
            <text:p>East Siang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table:number-columns-repeated="2" office:value-type="string" calcext:value-type="string">
            <text:p>Ernakulam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2" office:value-type="string" calcext:value-type="string">
            <text:p>Erode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table:number-columns-repeated="2" office:value-type="string" calcext:value-type="string">
            <text:p>Etah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table:number-columns-repeated="2" office:value-type="string" calcext:value-type="string">
            <text:p>Etawah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2" office:value-type="string" calcext:value-type="string">
            <text:p>Faizabad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table:number-columns-repeated="2" office:value-type="string" calcext:value-type="string">
            <text:p>Faridabad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2" office:value-type="string" calcext:value-type="string">
            <text:p>Faridkot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number-columns-repeated="2" office:value-type="string" calcext:value-type="string">
            <text:p>Farrukhabad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table:number-columns-repeated="2" office:value-type="string" calcext:value-type="string">
            <text:p>Fatehabad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table:number-columns-repeated="2" office:value-type="string" calcext:value-type="string">
            <text:p>Fatehgarh Sahib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2" office:value-type="string" calcext:value-type="string">
            <text:p>Fatehpur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table:number-columns-repeated="2" office:value-type="string" calcext:value-type="string">
            <text:p>Fazilka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number-columns-repeated="2" office:value-type="string" calcext:value-type="string">
            <text:p>Firozabad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Ferozepur</text:p>
          </table:table-cell>
          <table:table-cell office:value-type="string" calcext:value-type="string">
            <text:p>Firozpur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GADAG</text:p>
          </table:table-cell>
          <table:table-cell office:value-type="string" calcext:value-type="string">
            <text:p>Gadag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table:number-columns-repeated="2" office:value-type="string" calcext:value-type="string">
            <text:p>Gadchiroli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2" office:value-type="string" calcext:value-type="string">
            <text:p>Gajapati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number-columns-repeated="2" office:value-type="string" calcext:value-type="string">
            <text:p>Ganderba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ANDHINAGAR</text:p>
          </table:table-cell>
          <table:table-cell office:value-type="string" calcext:value-type="string">
            <text:p>Gandhinagar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string" calcext:value-type="string">
            <text:p>Ganganaga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2" office:value-type="string" calcext:value-type="string">
            <text:p>Ganjam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number-columns-repeated="2" office:value-type="string" calcext:value-type="string">
            <text:p>Garhw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auri Garhwal</text:p>
          </table:table-cell>
          <table:table-cell office:value-type="string" calcext:value-type="string">
            <text:p>Garhwal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string" calcext:value-type="string">
            <text:p>Gariaband</text:p>
          </table:table-cell>
          <table:table-cell office:value-type="float" office:value="322" calcext:value-type="float">
            <text:p>322</text:p>
          </table:table-cell>
        </table:table-row>
        <table:table-row table:style-name="ro3">
          <table:table-cell table:number-columns-repeated="2" office:value-type="string" calcext:value-type="string">
            <text:p>Gaurella Pendra Marwahi</text:p>
          </table:table-cell>
          <table:table-cell office:value-type="float" office:value="736" calcext:value-type="float">
            <text:p>736</text:p>
          </table:table-cell>
        </table:table-row>
        <table:table-row table:style-name="ro2">
          <table:table-cell table:number-columns-repeated="2" office:value-type="string" calcext:value-type="string">
            <text:p>Gautam Buddha Nagar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table:number-columns-repeated="2" office:value-type="string" calcext:value-type="string">
            <text:p>Gay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string" calcext:value-type="string">
            <text:p>Ghaziabad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number-columns-repeated="2" office:value-type="string" calcext:value-type="string">
            <text:p>Ghazipur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Gir Somnath at Veraval</text:p>
          </table:table-cell>
          <table:table-cell office:value-type="string" calcext:value-type="string">
            <text:p>Gir Somnath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string" calcext:value-type="string">
            <text:p>Giridih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string" calcext:value-type="string">
            <text:p>Goalpar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string" calcext:value-type="string">
            <text:p>Godd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string" calcext:value-type="string">
            <text:p>Golaghat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Gomati District</text:p>
          </table:table-cell>
          <table:table-cell office:value-type="string" calcext:value-type="string">
            <text:p>Gomati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2" office:value-type="string" calcext:value-type="string">
            <text:p>Gonda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Gondia</text:p>
          </table:table-cell>
          <table:table-cell office:value-type="string" calcext:value-type="string">
            <text:p>Gondiya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 office:value-type="string" calcext:value-type="string">
            <text:p>Gopalganj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string" calcext:value-type="string">
            <text:p>Gorakhpur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KALABURAGI</text:p>
          </table:table-cell>
          <table:table-cell office:value-type="string" calcext:value-type="string">
            <text:p>Gulbarga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number-columns-repeated="2" office:value-type="string" calcext:value-type="string">
            <text:p>Gumla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string" calcext:value-type="string">
            <text:p>Gun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string" calcext:value-type="string">
            <text:p>Guntur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string" calcext:value-type="string">
            <text:p>Gurdaspur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Gurugram</text:p>
          </table:table-cell>
          <table:table-cell office:value-type="string" calcext:value-type="string">
            <text:p>Gurgao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2" office:value-type="string" calcext:value-type="string">
            <text:p>Gwalio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string" calcext:value-type="string">
            <text:p>Hailakandi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string" calcext:value-type="string">
            <text:p>Hamirpu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string" calcext:value-type="string">
            <text:p>Hamirpur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number-columns-repeated="2" office:value-type="string" calcext:value-type="string">
            <text:p>Hanumangarh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Howrah</text:p>
          </table:table-cell>
          <table:table-cell office:value-type="string" calcext:value-type="string">
            <text:p>Haora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2" office:value-type="string" calcext:value-type="string">
            <text:p>Hapur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table:number-columns-repeated="2" office:value-type="string" calcext:value-type="string">
            <text:p>Hard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string" calcext:value-type="string">
            <text:p>Hardoi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Haridwar</text:p>
          </table:table-cell>
          <table:table-cell office:value-type="string" calcext:value-type="string">
            <text:p>Hardwar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HASSAN</text:p>
          </table:table-cell>
          <table:table-cell office:value-type="string" calcext:value-type="string">
            <text:p>Hassan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HAVERI</text:p>
          </table:table-cell>
          <table:table-cell office:value-type="string" calcext:value-type="string">
            <text:p>Haveri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2" office:value-type="string" calcext:value-type="string">
            <text:p>Hazaribagh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string" calcext:value-type="string">
            <text:p>Hingoli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2" office:value-type="string" calcext:value-type="string">
            <text:p>Hisar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2" office:value-type="string" calcext:value-type="string">
            <text:p>Hnahthial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2" office:value-type="string" calcext:value-type="string">
            <text:p>Hojai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table:number-columns-repeated="2" office:value-type="string" calcext:value-type="string">
            <text:p>Hoshangab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Hoshiarpur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Hooghly</text:p>
          </table:table-cell>
          <table:table-cell office:value-type="string" calcext:value-type="string">
            <text:p>Hugli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Hyderabad</text:p>
          </table:table-cell>
          <table:table-cell office:value-type="string" calcext:value-type="string">
            <text:p>Hydrabad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number-columns-repeated="2" office:value-type="string" calcext:value-type="string">
            <text:p>Idukki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2" office:value-type="string" calcext:value-type="string">
            <text:p>Imphal East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2" office:value-type="string" calcext:value-type="string">
            <text:p>Imphal West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2" office:value-type="string" calcext:value-type="string">
            <text:p>Indo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string" calcext:value-type="string">
            <text:p>Jabalpur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agatsinghpur</text:p>
          </table:table-cell>
          <table:table-cell office:value-type="string" calcext:value-type="string">
            <text:p>Jagatsinghapur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2" office:value-type="string" calcext:value-type="string">
            <text:p>Jagtial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Jaipur Metro</text:p>
          </table:table-cell>
          <table:table-cell office:value-type="string" calcext:value-type="string">
            <text:p>Jaipur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Jaiselmer</text:p>
          </table:table-cell>
          <table:table-cell office:value-type="string" calcext:value-type="string">
            <text:p>Jaisalmer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Jajpur</text:p>
          </table:table-cell>
          <table:table-cell office:value-type="string" calcext:value-type="string">
            <text:p>Jajapur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number-columns-repeated="2" office:value-type="string" calcext:value-type="string">
            <text:p>Jalandhar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number-columns-repeated="2" office:value-type="string" calcext:value-type="string">
            <text:p>Jalaun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table:number-columns-repeated="2" office:value-type="string" calcext:value-type="string">
            <text:p>Jalgaon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2" office:value-type="string" calcext:value-type="string">
            <text:p>Jalna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Jalore</text:p>
          </table:table-cell>
          <table:table-cell office:value-type="string" calcext:value-type="string">
            <text:p>Jalor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2" office:value-type="string" calcext:value-type="string">
            <text:p>Jalpaiguri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2" office:value-type="string" calcext:value-type="string">
            <text:p>Jammu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string" calcext:value-type="string">
            <text:p>Jamnagar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string" calcext:value-type="string">
            <text:p>Jamtar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string" calcext:value-type="string">
            <text:p>Jamui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2" office:value-type="string" calcext:value-type="string">
            <text:p>Jangaon</text:p>
          </table:table-cell>
          <table:table-cell office:value-type="float" office:value="654" calcext:value-type="float">
            <text:p>654</text:p>
          </table:table-cell>
        </table:table-row>
        <table:table-row table:style-name="ro2">
          <table:table-cell office:value-type="string" calcext:value-type="string">
            <text:p>Janjgir</text:p>
          </table:table-cell>
          <table:table-cell office:value-type="string" calcext:value-type="string">
            <text:p>Janjgir-Champa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2" office:value-type="string" calcext:value-type="string">
            <text:p>Jashpur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2" office:value-type="string" calcext:value-type="string">
            <text:p>Jaunpur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number-columns-repeated="2" office:value-type="string" calcext:value-type="string">
            <text:p>Jayashankar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number-columns-repeated="2" office:value-type="string" calcext:value-type="string">
            <text:p>Jehanabad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2" office:value-type="string" calcext:value-type="string">
            <text:p>Jhabu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Jhajjar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string" calcext:value-type="string">
            <text:p>Jhalawar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table:number-columns-repeated="2" office:value-type="string" calcext:value-type="string">
            <text:p>Jhansi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table:number-columns-repeated="2" office:value-type="string" calcext:value-type="string">
            <text:p>Jhargram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table:number-columns-repeated="2" office:value-type="string" calcext:value-type="string">
            <text:p>Jharsuguda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Jhunjhunu</text:p>
          </table:table-cell>
          <table:table-cell office:value-type="string" calcext:value-type="string">
            <text:p>Jhunjhunun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number-columns-repeated="2" office:value-type="string" calcext:value-type="string">
            <text:p>Jind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string" calcext:value-type="string">
            <text:p>Jiribam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Jodhpur District</text:p>
          </table:table-cell>
          <table:table-cell office:value-type="string" calcext:value-type="string">
            <text:p>Jodhpur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number-columns-repeated="2" office:value-type="string" calcext:value-type="string">
            <text:p>Jogulamba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table:number-columns-repeated="2" office:value-type="string" calcext:value-type="string">
            <text:p>Jorhat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2" office:value-type="string" calcext:value-type="string">
            <text:p>Junagadh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number-columns-repeated="2" office:value-type="string" calcext:value-type="string">
            <text:p>Jyotiba Phule Nagar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Kawardha</text:p>
          </table:table-cell>
          <table:table-cell office:value-type="string" calcext:value-type="string">
            <text:p>Kabeerdham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kachchh at Bhuj</text:p>
          </table:table-cell>
          <table:table-cell office:value-type="string" calcext:value-type="string">
            <text:p>Kachchh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adapa</text:p>
          </table:table-cell>
          <table:table-cell office:value-type="string" calcext:value-type="string">
            <text:p>Kadapa(YSR)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Kaimur at Bhabhua</text:p>
          </table:table-cell>
          <table:table-cell office:value-type="string" calcext:value-type="string">
            <text:p>Kaimur (Bhabua)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Kaithal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2" office:value-type="string" calcext:value-type="string">
            <text:p>Kakching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table:number-columns-repeated="2" office:value-type="string" calcext:value-type="string">
            <text:p>Kalahandi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kalimpong</text:p>
          </table:table-cell>
          <table:table-cell office:value-type="string" calcext:value-type="string">
            <text:p>Kalimpong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table:number-columns-repeated="2" office:value-type="string" calcext:value-type="string">
            <text:p>Kallakurichi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number-columns-repeated="2" office:value-type="string" calcext:value-type="string">
            <text:p>Kamareddy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table:number-columns-repeated="2" office:value-type="string" calcext:value-type="string">
            <text:p>Kamjong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2" office:value-type="string" calcext:value-type="string">
            <text:p>Kamle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table:number-columns-repeated="2" office:value-type="string" calcext:value-type="string">
            <text:p>Kamrup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string" calcext:value-type="string">
            <text:p>Kamrup Metro</text:p>
          </table:table-cell>
          <table:table-cell office:value-type="string" calcext:value-type="string">
            <text:p>Kamrup Metropolitan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2" office:value-type="string" calcext:value-type="string">
            <text:p>Kancheepuram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table:number-columns-repeated="2" office:value-type="string" calcext:value-type="string">
            <text:p>Kandhamal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2" office:value-type="string" calcext:value-type="string">
            <text:p>Kangpokpi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2" office:value-type="string" calcext:value-type="string">
            <text:p>Kangr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string" calcext:value-type="string">
            <text:p>Kannauj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table:number-columns-repeated="2" office:value-type="string" calcext:value-type="string">
            <text:p>Kanniyakumari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2" office:value-type="string" calcext:value-type="string">
            <text:p>Kannur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string" calcext:value-type="string">
            <text:p>Kanpur Dehat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table:number-columns-repeated="2" office:value-type="string" calcext:value-type="string">
            <text:p>Kanpur Nagar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table-cell office:value-type="string" calcext:value-type="string">
            <text:p>Kanshi Ram Nagar</text:p>
          </table:table-cell>
          <table:table-cell office:value-type="string" calcext:value-type="string">
            <text:p>Kanshiram Nagar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table:number-columns-repeated="2" office:value-type="string" calcext:value-type="string">
            <text:p>Kapurthal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string" calcext:value-type="string">
            <text:p>Karaikal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number-columns-repeated="2" office:value-type="string" calcext:value-type="string">
            <text:p>Karauli</text:p>
          </table:table-cell>
          <table:table-cell office:value-type="float" office:value="653" calcext:value-type="float">
            <text:p>653</text:p>
          </table:table-cell>
        </table:table-row>
        <table:table-row table:style-name="ro2">
          <table:table-cell table:number-columns-repeated="2" office:value-type="string" calcext:value-type="string">
            <text:p>Karbi Anglong East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Karbi Anglong</text:p>
          </table:table-cell>
          <table:table-cell office:value-type="string" calcext:value-type="string">
            <text:p>Karbi Anglong West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number-columns-repeated="2" office:value-type="string" calcext:value-type="string">
            <text:p>Kargil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string" calcext:value-type="string">
            <text:p>Karimganj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 office:value-type="string" calcext:value-type="string">
            <text:p>Karimnagar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table:number-columns-repeated="2" office:value-type="string" calcext:value-type="string">
            <text:p>Karnal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2" office:value-type="string" calcext:value-type="string">
            <text:p>Karur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table:number-columns-repeated="2" office:value-type="string" calcext:value-type="string">
            <text:p>Kasaragod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2" office:value-type="string" calcext:value-type="string">
            <text:p>Kathu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string" calcext:value-type="string">
            <text:p>Katihar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2" office:value-type="string" calcext:value-type="string">
            <text:p>Katni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string" calcext:value-type="string">
            <text:p>Kaushambi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Kendrapada</text:p>
          </table:table-cell>
          <table:table-cell office:value-type="string" calcext:value-type="string">
            <text:p>Kendrapara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Keonjhar</text:p>
          </table:table-cell>
          <table:table-cell office:value-type="string" calcext:value-type="string">
            <text:p>Kendujhar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table:number-columns-repeated="2" office:value-type="string" calcext:value-type="string">
            <text:p>Khagaria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 office:value-type="string" calcext:value-type="string">
            <text:p>Khammam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office:value-type="string" calcext:value-type="string">
            <text:p>Khandwa</text:p>
          </table:table-cell>
          <table:table-cell office:value-type="string" calcext:value-type="string">
            <text:p>Khandwa (East Nimar)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Mandleshwar</text:p>
          </table:table-cell>
          <table:table-cell office:value-type="string" calcext:value-type="string">
            <text:p>Khargone (West Nimar)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string" calcext:value-type="string">
            <text:p>Khawzawl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Kheda at Nadiad</text:p>
          </table:table-cell>
          <table:table-cell office:value-type="string" calcext:value-type="string">
            <text:p>Khed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string" calcext:value-type="string">
            <text:p>Kheri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Khurda</text:p>
          </table:table-cell>
          <table:table-cell office:value-type="string" calcext:value-type="string">
            <text:p>Khordha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Khowai Tripura</text:p>
          </table:table-cell>
          <table:table-cell office:value-type="string" calcext:value-type="string">
            <text:p>Khowai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KHUNTI</text:p>
          </table:table-cell>
          <table:table-cell office:value-type="string" calcext:value-type="string">
            <text:p>Khunti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string" calcext:value-type="string">
            <text:p>Kinnau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string" calcext:value-type="string">
            <text:p>Kiphire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2" office:value-type="string" calcext:value-type="string">
            <text:p>Kishanganj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string" calcext:value-type="string">
            <text:p>Kishtwar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ochbehar</text:p>
          </table:table-cell>
          <table:table-cell office:value-type="string" calcext:value-type="string">
            <text:p>Koch Bihar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KODAGU</text:p>
          </table:table-cell>
          <table:table-cell office:value-type="string" calcext:value-type="string">
            <text:p>Kodagu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Koderma</text:p>
          </table:table-cell>
          <table:table-cell office:value-type="string" calcext:value-type="string">
            <text:p>Kodarm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string" calcext:value-type="string">
            <text:p>Kohima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2" office:value-type="string" calcext:value-type="string">
            <text:p>Kokrajhar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KOLAR</text:p>
          </table:table-cell>
          <table:table-cell office:value-type="string" calcext:value-type="string">
            <text:p>Kolar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table:number-columns-repeated="2" office:value-type="string" calcext:value-type="string">
            <text:p>Kolasib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2" office:value-type="string" calcext:value-type="string">
            <text:p>Kolhapur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Calcutta</text:p>
          </table:table-cell>
          <table:table-cell office:value-type="string" calcext:value-type="string">
            <text:p>Kolkat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2" office:value-type="string" calcext:value-type="string">
            <text:p>Kollam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table:number-columns-repeated="2" office:value-type="string" calcext:value-type="string">
            <text:p>Komaram Bheem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number-columns-repeated="2" office:value-type="string" calcext:value-type="string">
            <text:p>Kondagaon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KOPPAL</text:p>
          </table:table-cell>
          <table:table-cell office:value-type="string" calcext:value-type="string">
            <text:p>Koppal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number-columns-repeated="2" office:value-type="string" calcext:value-type="string">
            <text:p>Koraput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table:number-columns-repeated="2" office:value-type="string" calcext:value-type="string">
            <text:p>Korba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2" office:value-type="string" calcext:value-type="string">
            <text:p>Koriy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2" office:value-type="string" calcext:value-type="string">
            <text:p>Kota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number-columns-repeated="2" office:value-type="string" calcext:value-type="string">
            <text:p>Kottayam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2" office:value-type="string" calcext:value-type="string">
            <text:p>Kozhikode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 office:value-type="string" calcext:value-type="string">
            <text:p>Kra Daadi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table:number-columns-repeated="2" office:value-type="string" calcext:value-type="string">
            <text:p>Krishn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string" calcext:value-type="string">
            <text:p>Krishnagiri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table:number-columns-repeated="2" office:value-type="string" calcext:value-type="string">
            <text:p>Kulgam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string" calcext:value-type="string">
            <text:p>Kullu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string" calcext:value-type="string">
            <text:p>Kupwar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string" calcext:value-type="string">
            <text:p>Kurnool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string" calcext:value-type="string">
            <text:p>Kurukshetra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number-columns-repeated="2" office:value-type="string" calcext:value-type="string">
            <text:p>Kurung Kumey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 office:value-type="string" calcext:value-type="string">
            <text:p>Kushinaga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table:number-columns-repeated="2" office:value-type="string" calcext:value-type="string">
            <text:p>Lahul &amp; Spiti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Lakhimpur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2" office:value-type="string" calcext:value-type="string">
            <text:p>Lakhisarai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2" office:value-type="string" calcext:value-type="string">
            <text:p>Lakshadweep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table:number-columns-repeated="2" office:value-type="string" calcext:value-type="string">
            <text:p>Lalitpur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2" office:value-type="string" calcext:value-type="string">
            <text:p>Latehar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string" calcext:value-type="string">
            <text:p>Latur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2" office:value-type="string" calcext:value-type="string">
            <text:p>Lawngtlai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Leh</text:p>
          </table:table-cell>
          <table:table-cell office:value-type="string" calcext:value-type="string">
            <text:p>Leh(Ladakh)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string" calcext:value-type="string">
            <text:p>Leparada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table:number-columns-repeated="2" office:value-type="string" calcext:value-type="string">
            <text:p>Lohardag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string" calcext:value-type="string">
            <text:p>Lohit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 office:value-type="string" calcext:value-type="string">
            <text:p>Longding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 office:value-type="string" calcext:value-type="string">
            <text:p>Longleng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table:number-columns-repeated="2" office:value-type="string" calcext:value-type="string">
            <text:p>Lower Dibang Valley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 office:value-type="string" calcext:value-type="string">
            <text:p>Lower Siang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table:number-columns-repeated="2" office:value-type="string" calcext:value-type="string">
            <text:p>Lower Subansiri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2" office:value-type="string" calcext:value-type="string">
            <text:p>Lucknow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number-columns-repeated="2" office:value-type="string" calcext:value-type="string">
            <text:p>Ludhiana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number-columns-repeated="2" office:value-type="string" calcext:value-type="string">
            <text:p>Lunglei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2" office:value-type="string" calcext:value-type="string">
            <text:p>Madhepura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string" calcext:value-type="string">
            <text:p>Madhubani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Madurai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2" office:value-type="string" calcext:value-type="string">
            <text:p>Mahabubabad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table:number-columns-repeated="2" office:value-type="string" calcext:value-type="string">
            <text:p>Mahabubnagar</text:p>
          </table:table-cell>
          <table:table-cell office:value-type="float" office:value="684" calcext:value-type="float">
            <text:p>684</text:p>
          </table:table-cell>
        </table:table-row>
        <table:table-row table:style-name="ro2">
          <table:table-cell office:value-type="string" calcext:value-type="string">
            <text:p>Hathras</text:p>
          </table:table-cell>
          <table:table-cell office:value-type="string" calcext:value-type="string">
            <text:p>Mahamaya Nagar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string" calcext:value-type="string">
            <text:p>Mahasamund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2" office:value-type="string" calcext:value-type="string">
            <text:p>Mahe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Narnaul</text:p>
          </table:table-cell>
          <table:table-cell office:value-type="string" calcext:value-type="string">
            <text:p>Mahendragarh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 office:value-type="string" calcext:value-type="string">
            <text:p>Mahesan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ahisagar at Lunawada</text:p>
          </table:table-cell>
          <table:table-cell office:value-type="string" calcext:value-type="string">
            <text:p>Mahisagar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string" calcext:value-type="string">
            <text:p>Mahoba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Maharajganj</text:p>
          </table:table-cell>
          <table:table-cell office:value-type="string" calcext:value-type="string">
            <text:p>Mahrajganj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table:number-columns-repeated="2" office:value-type="string" calcext:value-type="string">
            <text:p>Mainpuri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table:number-columns-repeated="2" office:value-type="string" calcext:value-type="string">
            <text:p>Majuli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2" office:value-type="string" calcext:value-type="string">
            <text:p>Malappuram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Malda</text:p>
          </table:table-cell>
          <table:table-cell office:value-type="string" calcext:value-type="string">
            <text:p>Maldah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2" office:value-type="string" calcext:value-type="string">
            <text:p>Malkangiri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number-columns-repeated="2" office:value-type="string" calcext:value-type="string">
            <text:p>Mamit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2" office:value-type="string" calcext:value-type="string">
            <text:p>Mancherial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number-columns-repeated="2" office:value-type="string" calcext:value-type="string">
            <text:p>Mandi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string" calcext:value-type="string">
            <text:p>Mandl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string" calcext:value-type="string">
            <text:p>Mandsau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NDYA</text:p>
          </table:table-cell>
          <table:table-cell office:value-type="string" calcext:value-type="string">
            <text:p>Mandya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table:number-columns-repeated="2" office:value-type="string" calcext:value-type="string">
            <text:p>Mansa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number-columns-repeated="2" office:value-type="string" calcext:value-type="string">
            <text:p>Mathura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2" office:value-type="string" calcext:value-type="string">
            <text:p>Mau</text:p>
          </table:table-cell>
          <table:table-cell office:value-type="float" office:value="618" calcext:value-type="float">
            <text:p>618</text:p>
          </table:table-cell>
        </table:table-row>
        <table:table-row table:style-name="ro2">
          <table:table-cell table:number-columns-repeated="2" office:value-type="string" calcext:value-type="string">
            <text:p>Mayiladuthurai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number-columns-repeated="2" office:value-type="string" calcext:value-type="string">
            <text:p>Mayurbhanj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table:number-columns-repeated="2" office:value-type="string" calcext:value-type="string">
            <text:p>Medak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2" office:value-type="string" calcext:value-type="string">
            <text:p>Medcha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2" office:value-type="string" calcext:value-type="string">
            <text:p>Meerut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Nuh</text:p>
          </table:table-cell>
          <table:table-cell office:value-type="string" calcext:value-type="string">
            <text:p>Mewat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2" office:value-type="string" calcext:value-type="string">
            <text:p>Mirzapur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number-columns-repeated="2" office:value-type="string" calcext:value-type="string">
            <text:p>Moga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2" office:value-type="string" calcext:value-type="string">
            <text:p>Mokokchung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2" office:value-type="string" calcext:value-type="string">
            <text:p>Moradabad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MORBI</text:p>
          </table:table-cell>
          <table:table-cell office:value-type="string" calcext:value-type="string">
            <text:p>Morbi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string" calcext:value-type="string">
            <text:p>Moren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string" calcext:value-type="string">
            <text:p>Moriga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ri Muktsar Sahib</text:p>
          </table:table-cell>
          <table:table-cell office:value-type="string" calcext:value-type="string">
            <text:p>Muktsar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2" office:value-type="string" calcext:value-type="string">
            <text:p>Mulugu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Mumbai City Civil Court</text:p>
          </table:table-cell>
          <table:table-cell office:value-type="string" calcext:value-type="string">
            <text:p>Mumbai</text:p>
          </table:table-cell>
          <table:table-cell office:value-type="float" office:value="481" calcext:value-type="float">
            <text:p>481</text:p>
          </table:table-cell>
        </table:table-row>
        <table:table-row table:style-name="ro2">
          <table:table-cell table:number-columns-repeated="2" office:value-type="string" calcext:value-type="string">
            <text:p>Mumbai Suburban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string" calcext:value-type="string">
            <text:p>Mungel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2" office:value-type="string" calcext:value-type="string">
            <text:p>Munger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string" calcext:value-type="string">
            <text:p>Murshidabad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number-columns-repeated="2" office:value-type="string" calcext:value-type="string">
            <text:p>Muzaffarnagar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number-columns-repeated="2" office:value-type="string" calcext:value-type="string">
            <text:p>Muzaffarpur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YSURU</text:p>
          </table:table-cell>
          <table:table-cell office:value-type="string" calcext:value-type="string">
            <text:p>Mysore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Nabarangpur</text:p>
          </table:table-cell>
          <table:table-cell office:value-type="string" calcext:value-type="string">
            <text:p>Nabarangapur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2" office:value-type="string" calcext:value-type="string">
            <text:p>Nadia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2" office:value-type="string" calcext:value-type="string">
            <text:p>Nagaon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2" office:value-type="string" calcext:value-type="string">
            <text:p>Nagapattinam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number-columns-repeated="2" office:value-type="string" calcext:value-type="string">
            <text:p>Nagarkurnool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Merta (Nagaur)</text:p>
          </table:table-cell>
          <table:table-cell office:value-type="string" calcext:value-type="string">
            <text:p>Nagaur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table:number-columns-repeated="2" office:value-type="string" calcext:value-type="string">
            <text:p>Nagpur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2" office:value-type="string" calcext:value-type="string">
            <text:p>Nainital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2" office:value-type="string" calcext:value-type="string">
            <text:p>Naland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2" office:value-type="string" calcext:value-type="string">
            <text:p>Nalbari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string" calcext:value-type="string">
            <text:p>Nalgonda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table:number-columns-repeated="2" office:value-type="string" calcext:value-type="string">
            <text:p>Namakkal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string" calcext:value-type="string">
            <text:p>Namsai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table:number-columns-repeated="2" office:value-type="string" calcext:value-type="string">
            <text:p>Nanded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2" office:value-type="string" calcext:value-type="string">
            <text:p>Nandurbar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 office:value-type="string" calcext:value-type="string">
            <text:p>Narayanpet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number-columns-repeated="2" office:value-type="string" calcext:value-type="string">
            <text:p>Narayanpur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2" office:value-type="string" calcext:value-type="string">
            <text:p>Narmad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arsinghpur</text:p>
          </table:table-cell>
          <table:table-cell office:value-type="string" calcext:value-type="string">
            <text:p>Narsimhapu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Nashik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2" office:value-type="string" calcext:value-type="string">
            <text:p>Navsar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string" calcext:value-type="string">
            <text:p>Nawada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string" calcext:value-type="string">
            <text:p>Nayagarh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2" office:value-type="string" calcext:value-type="string">
            <text:p>Neemuc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New Delhi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table:number-columns-repeated="2" office:value-type="string" calcext:value-type="string">
            <text:p>Nicobars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2" office:value-type="string" calcext:value-type="string">
            <text:p>Nirmal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table:number-columns-repeated="2" office:value-type="string" calcext:value-type="string">
            <text:p>Niwari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table:number-columns-repeated="2" office:value-type="string" calcext:value-type="string">
            <text:p>Nizamabad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number-columns-repeated="2" office:value-type="string" calcext:value-type="string">
            <text:p>Noney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table:number-columns-repeated="2" office:value-type="string" calcext:value-type="string">
            <text:p>North</text:p>
          </table:table-cell>
          <table:table-cell office:value-type="float" office:value="710" calcext:value-type="float">
            <text:p>710</text:p>
          </table:table-cell>
        </table:table-row>
        <table:table-row table:style-name="ro3">
          <table:table-cell table:number-columns-repeated="2" office:value-type="string" calcext:value-type="string">
            <text:p>North &amp; Middle Andaman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 office:value-type="string" calcext:value-type="string">
            <text:p>North District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2" office:value-type="string" calcext:value-type="string">
            <text:p>North East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table:number-columns-repeated="2" office:value-type="string" calcext:value-type="string">
            <text:p>North Garo Hill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2" office:value-type="string" calcext:value-type="string">
            <text:p>North Goa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 office:value-type="string" calcext:value-type="string">
            <text:p>North Tripura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table:number-columns-repeated="2" office:value-type="string" calcext:value-type="string">
            <text:p>North Twenty Four Parganas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number-columns-repeated="2" office:value-type="string" calcext:value-type="string">
            <text:p>North West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table:number-columns-repeated="2" office:value-type="string" calcext:value-type="string">
            <text:p>Nuapada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2" office:value-type="string" calcext:value-type="string">
            <text:p>Osmanabad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number-columns-repeated="2" office:value-type="string" calcext:value-type="string">
            <text:p>Pakke Kessang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table:number-columns-repeated="2" office:value-type="string" calcext:value-type="string">
            <text:p>Pakur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string" calcext:value-type="string">
            <text:p>Palakkad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Daltonganj</text:p>
          </table:table-cell>
          <table:table-cell office:value-type="string" calcext:value-type="string">
            <text:p>Palamu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string" calcext:value-type="string">
            <text:p>Palgha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2" office:value-type="string" calcext:value-type="string">
            <text:p>Pali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2" office:value-type="string" calcext:value-type="string">
            <text:p>Palwal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Panchmahal at Godhra</text:p>
          </table:table-cell>
          <table:table-cell office:value-type="string" calcext:value-type="string">
            <text:p>Panch Mahal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string" calcext:value-type="string">
            <text:p>Panchkul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string" calcext:value-type="string">
            <text:p>Panipat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2" office:value-type="string" calcext:value-type="string">
            <text:p>Pann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Papum Pare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string" calcext:value-type="string">
            <text:p>Parbhani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Paschim Bardhaman</text:p>
          </table:table-cell>
          <table:table-cell office:value-type="string" calcext:value-type="string">
            <text:p>Paschim Barddhaman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office:value-type="string" calcext:value-type="string">
            <text:p>Paschim Medinpur</text:p>
          </table:table-cell>
          <table:table-cell office:value-type="string" calcext:value-type="string">
            <text:p>Paschim Medinipur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string" calcext:value-type="string">
            <text:p>Bettiah</text:p>
          </table:table-cell>
          <table:table-cell office:value-type="string" calcext:value-type="string">
            <text:p>Pashchim Champaran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West Singhbhum at Chaibasa</text:p>
          </table:table-cell>
          <table:table-cell office:value-type="string" calcext:value-type="string">
            <text:p>Pashchimi Singhbhum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string" calcext:value-type="string">
            <text:p>Patan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number-columns-repeated="2" office:value-type="string" calcext:value-type="string">
            <text:p>Pathanamthitta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2" office:value-type="string" calcext:value-type="string">
            <text:p>Pathankot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2" office:value-type="string" calcext:value-type="string">
            <text:p>Patiala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2" office:value-type="string" calcext:value-type="string">
            <text:p>Patn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 office:value-type="string" calcext:value-type="string">
            <text:p>Peddapalli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2" office:value-type="string" calcext:value-type="string">
            <text:p>Perambalur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table:number-columns-repeated="2" office:value-type="string" calcext:value-type="string">
            <text:p>Peren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2" office:value-type="string" calcext:value-type="string">
            <text:p>Phek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2" office:value-type="string" calcext:value-type="string">
            <text:p>Pherzawl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table:number-columns-repeated="2" office:value-type="string" calcext:value-type="string">
            <text:p>Pilibhit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table:number-columns-repeated="2" office:value-type="string" calcext:value-type="string">
            <text:p>Pithoragarh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2" office:value-type="string" calcext:value-type="string">
            <text:p>Porbandar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rakasham</text:p>
          </table:table-cell>
          <table:table-cell office:value-type="string" calcext:value-type="string">
            <text:p>Prakasam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string" calcext:value-type="string">
            <text:p>Pratapgarh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table:number-columns-repeated="2" office:value-type="string" calcext:value-type="string">
            <text:p>Pratapgarh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number-columns-repeated="2" office:value-type="string" calcext:value-type="string">
            <text:p>Puducherry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2" office:value-type="string" calcext:value-type="string">
            <text:p>Pudukkottai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table:number-columns-repeated="2" office:value-type="string" calcext:value-type="string">
            <text:p>Pulwam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oonch</text:p>
          </table:table-cell>
          <table:table-cell office:value-type="string" calcext:value-type="string">
            <text:p>Punch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string" calcext:value-type="string">
            <text:p>Pune</text:p>
          </table:table-cell>
          <table:table-cell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Motihari</text:p>
          </table:table-cell>
          <table:table-cell office:value-type="string" calcext:value-type="string">
            <text:p>Purba Champaran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2" office:value-type="string" calcext:value-type="string">
            <text:p>Purba Medinipur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string" calcext:value-type="string">
            <text:p>East Singhbhum at Jamshedpur</text:p>
          </table:table-cell>
          <table:table-cell office:value-type="string" calcext:value-type="string">
            <text:p>Purbi Singhbhum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string" calcext:value-type="string">
            <text:p>Puri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Purnea</text:p>
          </table:table-cell>
          <table:table-cell office:value-type="string" calcext:value-type="string">
            <text:p>Purni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urulia</text:p>
          </table:table-cell>
          <table:table-cell office:value-type="string" calcext:value-type="string">
            <text:p>Puruliya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Raebareli</text:p>
          </table:table-cell>
          <table:table-cell office:value-type="string" calcext:value-type="string">
            <text:p>Rae Bareli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RAICHUR</text:p>
          </table:table-cell>
          <table:table-cell office:value-type="string" calcext:value-type="string">
            <text:p>Raichur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number-columns-repeated="2" office:value-type="string" calcext:value-type="string">
            <text:p>Raigarh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2" office:value-type="string" calcext:value-type="string">
            <text:p>Raigarh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 office:value-type="string" calcext:value-type="string">
            <text:p>Raipur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2" office:value-type="string" calcext:value-type="string">
            <text:p>Raise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Rajanna Sircilla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table:number-columns-repeated="2" office:value-type="string" calcext:value-type="string">
            <text:p>Rajgarh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AJKOT</text:p>
          </table:table-cell>
          <table:table-cell office:value-type="string" calcext:value-type="string">
            <text:p>Rajko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 office:value-type="string" calcext:value-type="string">
            <text:p>Rajnandgaon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2" office:value-type="string" calcext:value-type="string">
            <text:p>Rajouri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string" calcext:value-type="string">
            <text:p>Rajsamand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RAMANAGARAM</text:p>
          </table:table-cell>
          <table:table-cell office:value-type="string" calcext:value-type="string">
            <text:p>Ramanagara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number-columns-repeated="2" office:value-type="string" calcext:value-type="string">
            <text:p>Ramanathapuram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number-columns-repeated="2" office:value-type="string" calcext:value-type="string">
            <text:p>Ramba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AMGARH</text:p>
          </table:table-cell>
          <table:table-cell office:value-type="string" calcext:value-type="string">
            <text:p>Ramgarh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string" calcext:value-type="string">
            <text:p>Rampur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table:number-columns-repeated="2" office:value-type="string" calcext:value-type="string">
            <text:p>Ranchi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string" calcext:value-type="string">
            <text:p>Rangareddy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table:number-columns-repeated="2" office:value-type="string" calcext:value-type="string">
            <text:p>Ranipet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table:number-columns-repeated="2" office:value-type="string" calcext:value-type="string">
            <text:p>Ratla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Ratnagiri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2" office:value-type="string" calcext:value-type="string">
            <text:p>Rayagada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string" calcext:value-type="string">
            <text:p>Reasi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string" calcext:value-type="string">
            <text:p>Rew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Rewari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Ri Bhoi</text:p>
          </table:table-cell>
          <table:table-cell office:value-type="string" calcext:value-type="string">
            <text:p>Ribhoi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number-columns-repeated="2" office:value-type="string" calcext:value-type="string">
            <text:p>Rohtak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Rohtas Sasaram</text:p>
          </table:table-cell>
          <table:table-cell office:value-type="string" calcext:value-type="string">
            <text:p>Rohtas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2" office:value-type="string" calcext:value-type="string">
            <text:p>Rudraprayag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2" office:value-type="string" calcext:value-type="string">
            <text:p>Rupnagar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string" calcext:value-type="string">
            <text:p>Sabarkantha at Himmatnagar</text:p>
          </table:table-cell>
          <table:table-cell office:value-type="string" calcext:value-type="string">
            <text:p>Sabar Kanth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string" calcext:value-type="string">
            <text:p>Sag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Saharanpur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2" office:value-type="string" calcext:value-type="string">
            <text:p>Sahars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Sahibganj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Mohali</text:p>
          </table:table-cell>
          <table:table-cell office:value-type="string" calcext:value-type="string">
            <text:p>Sahibzada Ajit Singh Nagar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2" office:value-type="string" calcext:value-type="string">
            <text:p>Saiha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2" office:value-type="string" calcext:value-type="string">
            <text:p>Saitual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table:number-columns-repeated="2" office:value-type="string" calcext:value-type="string">
            <text:p>Salem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table:number-columns-repeated="2" office:value-type="string" calcext:value-type="string">
            <text:p>Samastipur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 office:value-type="string" calcext:value-type="string">
            <text:p>Samb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string" calcext:value-type="string">
            <text:p>Sambalpur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Sambhal at Chandausi</text:p>
          </table:table-cell>
          <table:table-cell office:value-type="string" calcext:value-type="string">
            <text:p>Sambhal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hamli</text:p>
          </table:table-cell>
          <table:table-cell office:value-type="string" calcext:value-type="string">
            <text:p>Samli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number-columns-repeated="2" office:value-type="string" calcext:value-type="string">
            <text:p>Sangareddy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number-columns-repeated="2" office:value-type="string" calcext:value-type="string">
            <text:p>Sangli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 office:value-type="string" calcext:value-type="string">
            <text:p>Sangrur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string" calcext:value-type="string">
            <text:p>Santkabir Nagar</text:p>
          </table:table-cell>
          <table:table-cell office:value-type="string" calcext:value-type="string">
            <text:p>Sant Kabir Nagar</text:p>
          </table:table-cell>
          <table:table-cell office:value-type="float" office:value="601" calcext:value-type="float">
            <text:p>601</text:p>
          </table:table-cell>
        </table:table-row>
        <table:table-row table:style-name="ro3">
          <table:table-cell office:value-type="string" calcext:value-type="string">
            <text:p>Bhadohi SR Nagar</text:p>
          </table:table-cell>
          <table:table-cell office:value-type="string" calcext:value-type="string">
            <text:p>Sant Ravidas Nagar (Bhadohi)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Seraikella</text:p>
          </table:table-cell>
          <table:table-cell office:value-type="string" calcext:value-type="string">
            <text:p>Saraikela-Kharsawan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aran at Chapra</text:p>
          </table:table-cell>
          <table:table-cell office:value-type="string" calcext:value-type="string">
            <text:p>Saran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Satara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string" calcext:value-type="string">
            <text:p>Satn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2" office:value-type="string" calcext:value-type="string">
            <text:p>Sawai Madhopur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number-columns-repeated="2" office:value-type="string" calcext:value-type="string">
            <text:p>Seho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Senapati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table:number-columns-repeated="2" office:value-type="string" calcext:value-type="string">
            <text:p>Seoni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string" calcext:value-type="string">
            <text:p>Serchhip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2" office:value-type="string" calcext:value-type="string">
            <text:p>Shahdara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table:number-columns-repeated="2" office:value-type="string" calcext:value-type="string">
            <text:p>Shahdol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SBS Nagar</text:p>
          </table:table-cell>
          <table:table-cell office:value-type="string" calcext:value-type="string">
            <text:p>Shahid Bhagat Singh Nagar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2" office:value-type="string" calcext:value-type="string">
            <text:p>Shahjahanpur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table:number-columns-repeated="2" office:value-type="string" calcext:value-type="string">
            <text:p>Shajapur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string" calcext:value-type="string">
            <text:p>Sheikhpur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string" calcext:value-type="string">
            <text:p>Sheohar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string" calcext:value-type="string">
            <text:p>Sheopu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string" calcext:value-type="string">
            <text:p>Shi Yomi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table:number-columns-repeated="2" office:value-type="string" calcext:value-type="string">
            <text:p>Shiml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HIVAMOGGA</text:p>
          </table:table-cell>
          <table:table-cell office:value-type="string" calcext:value-type="string">
            <text:p>Shimoga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number-columns-repeated="2" office:value-type="string" calcext:value-type="string">
            <text:p>Shivpur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hravasti</text:p>
          </table:table-cell>
          <table:table-cell office:value-type="string" calcext:value-type="string">
            <text:p>Shrawasti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Shopian</text:p>
          </table:table-cell>
          <table:table-cell office:value-type="string" calcext:value-type="string">
            <text:p>Shupiyan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string" calcext:value-type="string">
            <text:p>Siang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table:number-columns-repeated="2" office:value-type="string" calcext:value-type="string">
            <text:p>Siddharthnagar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number-columns-repeated="2" office:value-type="string" calcext:value-type="string">
            <text:p>Siddipet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number-columns-repeated="2" office:value-type="string" calcext:value-type="string">
            <text:p>Sidhi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string" calcext:value-type="string">
            <text:p>Sikar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table:number-columns-repeated="2" office:value-type="string" calcext:value-type="string">
            <text:p>Simdeg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string" calcext:value-type="string">
            <text:p>Sindhudurg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2" office:value-type="string" calcext:value-type="string">
            <text:p>Singrau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Sipahijul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string" calcext:value-type="string">
            <text:p>Sirmaur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string" calcext:value-type="string">
            <text:p>Sirohi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table:number-columns-repeated="2" office:value-type="string" calcext:value-type="string">
            <text:p>Sirsa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2" office:value-type="string" calcext:value-type="string">
            <text:p>Sitamarhi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2" office:value-type="string" calcext:value-type="string">
            <text:p>Sitapur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Sivaganga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table:number-columns-repeated="2" office:value-type="string" calcext:value-type="string">
            <text:p>Sivasagar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 office:value-type="string" calcext:value-type="string">
            <text:p>Siwan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2" office:value-type="string" calcext:value-type="string">
            <text:p>Sola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string" calcext:value-type="string">
            <text:p>Solapur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 office:value-type="string" calcext:value-type="string">
            <text:p>Sonbhadra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Sonepat</text:p>
          </table:table-cell>
          <table:table-cell office:value-type="string" calcext:value-type="string">
            <text:p>Sonipat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2" office:value-type="string" calcext:value-type="string">
            <text:p>Sonitpur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2" office:value-type="string" calcext:value-type="string">
            <text:p>South</text:p>
          </table:table-cell>
          <table:table-cell office:value-type="float" office:value="709" calcext:value-type="float">
            <text:p>709</text:p>
          </table:table-cell>
        </table:table-row>
        <table:table-row table:style-name="ro2">
          <table:table-cell table:number-columns-repeated="2" office:value-type="string" calcext:value-type="string">
            <text:p>South Andaman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 office:value-type="string" calcext:value-type="string">
            <text:p>South District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2" office:value-type="string" calcext:value-type="string">
            <text:p>South East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table-cell table:number-columns-repeated="2" office:value-type="string" calcext:value-type="string">
            <text:p>South Garo Hills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number-columns-repeated="2" office:value-type="string" calcext:value-type="string">
            <text:p>South Goa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table:number-columns-repeated="2" office:value-type="string" calcext:value-type="string">
            <text:p>South Salmara-Mankachar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SouthTripura</text:p>
          </table:table-cell>
          <table:table-cell office:value-type="string" calcext:value-type="string">
            <text:p>South Tripura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table:number-columns-repeated="2" office:value-type="string" calcext:value-type="string">
            <text:p>South Twenty Four Parganas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number-columns-repeated="2" office:value-type="string" calcext:value-type="string">
            <text:p>South West</text:p>
          </table:table-cell>
          <table:table-cell office:value-type="float" office:value="707" calcext:value-type="float">
            <text:p>707</text:p>
          </table:table-cell>
        </table:table-row>
        <table:table-row table:style-name="ro2">
          <table:table-cell table:number-columns-repeated="2" office:value-type="string" calcext:value-type="string">
            <text:p>South West Garo Hills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table:number-columns-repeated="2" office:value-type="string" calcext:value-type="string">
            <text:p>South West Khasi Hills</text:p>
          </table:table-cell>
          <table:table-cell office:value-type="float" office:value="311" calcext:value-type="float">
            <text:p>311</text:p>
          </table:table-cell>
        </table:table-row>
        <table:table-row table:style-name="ro3">
          <table:table-cell office:value-type="string" calcext:value-type="string">
            <text:p>Nellore</text:p>
          </table:table-cell>
          <table:table-cell office:value-type="string" calcext:value-type="string">
            <text:p>Sri Potti Sriramulu Nellor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string" calcext:value-type="string">
            <text:p>Srikakulam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 office:value-type="string" calcext:value-type="string">
            <text:p>Srinaga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onepur</text:p>
          </table:table-cell>
          <table:table-cell office:value-type="string" calcext:value-type="string">
            <text:p>Subarnapur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2" office:value-type="string" calcext:value-type="string">
            <text:p>Sukma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2" office:value-type="string" calcext:value-type="string">
            <text:p>Sultanpur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string" calcext:value-type="string">
            <text:p>Sundargarh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table:number-columns-repeated="2" office:value-type="string" calcext:value-type="string">
            <text:p>Supaul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2" office:value-type="string" calcext:value-type="string">
            <text:p>Surajpur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SURAT</text:p>
          </table:table-cell>
          <table:table-cell office:value-type="string" calcext:value-type="string">
            <text:p>Surat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string" calcext:value-type="string">
            <text:p>Surendranaga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string" calcext:value-type="string">
            <text:p>Surguja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2" office:value-type="string" calcext:value-type="string">
            <text:p>Suryapet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table:number-columns-repeated="2" office:value-type="string" calcext:value-type="string">
            <text:p>Tamenglong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2" office:value-type="string" calcext:value-type="string">
            <text:p>Tapi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string" calcext:value-type="string">
            <text:p>Tarn Taran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2" office:value-type="string" calcext:value-type="string">
            <text:p>Tawang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string" calcext:value-type="string">
            <text:p>Tehri Garhwal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2" office:value-type="string" calcext:value-type="string">
            <text:p>Tengnoupal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table:number-columns-repeated="2" office:value-type="string" calcext:value-type="string">
            <text:p>Tenkasi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table:number-columns-repeated="2" office:value-type="string" calcext:value-type="string">
            <text:p>Thane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2" office:value-type="string" calcext:value-type="string">
            <text:p>Thanjavur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table:number-columns-repeated="2" office:value-type="string" calcext:value-type="string">
            <text:p>The Dang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 office:value-type="string" calcext:value-type="string">
            <text:p>The Nilgiris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number-columns-repeated="2" office:value-type="string" calcext:value-type="string">
            <text:p>Theni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Thiruvallur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table:number-columns-repeated="2" office:value-type="string" calcext:value-type="string">
            <text:p>Thiruvananthapuram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Tiruvarur</text:p>
          </table:table-cell>
          <table:table-cell office:value-type="string" calcext:value-type="string">
            <text:p>Thiruvarur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Thoothukkudi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table:number-columns-repeated="2" office:value-type="string" calcext:value-type="string">
            <text:p>Thoubal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2" office:value-type="string" calcext:value-type="string">
            <text:p>Thrissur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number-columns-repeated="2" office:value-type="string" calcext:value-type="string">
            <text:p>Tikamgar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string" calcext:value-type="string">
            <text:p>Tinsuki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 office:value-type="string" calcext:value-type="string">
            <text:p>Tirap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 table:number-columns-repeated="2" office:value-type="string" calcext:value-type="string">
            <text:p>Tiruchirappalli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number-columns-repeated="2" office:value-type="string" calcext:value-type="string">
            <text:p>Tirunelveli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number-columns-repeated="2" office:value-type="string" calcext:value-type="string">
            <text:p>Tirupathur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2" office:value-type="string" calcext:value-type="string">
            <text:p>Tiruppur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table:number-columns-repeated="2" office:value-type="string" calcext:value-type="string">
            <text:p>Tiruvannamalai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number-columns-repeated="2" office:value-type="string" calcext:value-type="string">
            <text:p>Tonk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table:number-columns-repeated="2" office:value-type="string" calcext:value-type="string">
            <text:p>Tuensang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TUMAKURU</text:p>
          </table:table-cell>
          <table:table-cell office:value-type="string" calcext:value-type="string">
            <text:p>Tumkur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table:number-columns-repeated="2" office:value-type="string" calcext:value-type="string">
            <text:p>Udaipur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table:number-columns-repeated="2" office:value-type="string" calcext:value-type="string">
            <text:p>Udalguri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table:number-columns-repeated="2" office:value-type="string" calcext:value-type="string">
            <text:p>Udham Singh Nagar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2" office:value-type="string" calcext:value-type="string">
            <text:p>Udhampur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DUPI</text:p>
          </table:table-cell>
          <table:table-cell office:value-type="string" calcext:value-type="string">
            <text:p>Udupi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number-columns-repeated="2" office:value-type="string" calcext:value-type="string">
            <text:p>Ujj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Ukhrul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2" office:value-type="string" calcext:value-type="string">
            <text:p>Umari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string" calcext:value-type="string">
            <text:p>Un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string" calcext:value-type="string">
            <text:p>Unnao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Unakoti Tripura</text:p>
          </table:table-cell>
          <table:table-cell office:value-type="string" calcext:value-type="string">
            <text:p>Unokoti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2" office:value-type="string" calcext:value-type="string">
            <text:p>Upper Siang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table:number-columns-repeated="2" office:value-type="string" calcext:value-type="string">
            <text:p>Upper Subansiri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Kanker</text:p>
          </table:table-cell>
          <table:table-cell office:value-type="string" calcext:value-type="string">
            <text:p>Uttar Bastar Kanker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North Dinajpur</text:p>
          </table:table-cell>
          <table:table-cell office:value-type="string" calcext:value-type="string">
            <text:p>Uttar Dinajpur</text:p>
          </table:table-cell>
          <table:table-cell office:value-type="float" office:value="385" calcext:value-type="float">
            <text:p>385</text:p>
          </table:table-cell>
        </table:table-row>
        <table:table-row table:style-name="ro2">
          <table:table-cell office:value-type="string" calcext:value-type="string">
            <text:p>UTTARA KANNADA</text:p>
          </table:table-cell>
          <table:table-cell office:value-type="string" calcext:value-type="string">
            <text:p>Uttara Kannada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string" calcext:value-type="string">
            <text:p>Uttarkashi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2" office:value-type="string" calcext:value-type="string">
            <text:p>Vadodar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string" calcext:value-type="string">
            <text:p>Vaishali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2" office:value-type="string" calcext:value-type="string">
            <text:p>Valsad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string" calcext:value-type="string">
            <text:p>Varanasi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table:number-columns-repeated="2" office:value-type="string" calcext:value-type="string">
            <text:p>Vellore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table:number-columns-repeated="2" office:value-type="string" calcext:value-type="string">
            <text:p>Vidish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string" calcext:value-type="string">
            <text:p>Vikarabad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table:number-columns-repeated="2" office:value-type="string" calcext:value-type="string">
            <text:p>Viluppuram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table:number-columns-repeated="2" office:value-type="string" calcext:value-type="string">
            <text:p>Virudhunagar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Visakapatnam</text:p>
          </table:table-cell>
          <table:table-cell office:value-type="string" calcext:value-type="string">
            <text:p>Visakhapatnam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string" calcext:value-type="string">
            <text:p>Vizianagaram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string" calcext:value-type="string">
            <text:p>Wanaparthy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table:number-columns-repeated="2" office:value-type="string" calcext:value-type="string">
            <text:p>Warangal (R)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table:number-columns-repeated="2" office:value-type="string" calcext:value-type="string">
            <text:p>Warangal (U)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table:number-columns-repeated="2" office:value-type="string" calcext:value-type="string">
            <text:p>Wardha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2" office:value-type="string" calcext:value-type="string">
            <text:p>Washim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number-columns-repeated="2" office:value-type="string" calcext:value-type="string">
            <text:p>Wayanad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2" office:value-type="string" calcext:value-type="string">
            <text:p>West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string" calcext:value-type="string">
            <text:p>West District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table:number-columns-repeated="2" office:value-type="string" calcext:value-type="string">
            <text:p>West Garo Hills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2" office:value-type="string" calcext:value-type="string">
            <text:p>West Godavari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table:number-columns-repeated="2" office:value-type="string" calcext:value-type="string">
            <text:p>West Jaintia Hills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string" calcext:value-type="string">
            <text:p>West Kameng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table:number-columns-repeated="2" office:value-type="string" calcext:value-type="string">
            <text:p>West Khasi Hills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string" calcext:value-type="string">
            <text:p>West Siang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 office:value-type="string" calcext:value-type="string">
            <text:p>West Tripura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2" office:value-type="string" calcext:value-type="string">
            <text:p>Wokha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table:number-columns-repeated="2" office:value-type="string" calcext:value-type="string">
            <text:p>Yadadri Bhongiri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YADGIR</text:p>
          </table:table-cell>
          <table:table-cell office:value-type="string" calcext:value-type="string">
            <text:p>Yadgir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2" office:value-type="string" calcext:value-type="string">
            <text:p>Yamunanagar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2" office:value-type="string" calcext:value-type="string">
            <text:p>Yanam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2" office:value-type="string" calcext:value-type="string">
            <text:p>Yavatmal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number-columns-repeated="2" office:value-type="string" calcext:value-type="string">
            <text:p>Zunheboto</text:p>
          </table:table-cell>
          <table:table-cell office:value-type="float" office:value="295" calcext:value-type="float">
            <text:p>295</text:p>
          </table:table-cell>
        </table:table-row>
      </table:table>
      <table:table table:name="Sheet2" table:style-name="ta1">
        <table:table-column table:style-name="co2" table:number-columns-repeated="4" table:default-cell-style-name="ce3"/>
        <table:table-row table:style-name="ro1">
          <table:table-cell table:style-name="Default" office:value-type="string" calcext:value-type="string">
            <text:p>Old_name</text:p>
          </table:table-cell>
          <table:table-cell office:value-type="string" calcext:value-type="string">
            <text:p>id_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_2</text:p>
          </table:table-cell>
        </table:table-row>
        <table:table-row table:style-name="ro1">
          <table:table-cell office:value-type="string" calcext:value-type="string">
            <text:p>Adilabad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Adilabad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gar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Agar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gra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Agra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Ahmedaba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hmadabad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hmednagar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hmadnagar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Aizawl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izawl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Ajmer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jmer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Akola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kola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Alappuzh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lappuzha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Aligarh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Aligarh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Alipurduar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lipurduar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Alirajpu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irajpu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llahabad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Allahabad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Almor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mora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Alwar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Alwar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Ambal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mbala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string" calcext:value-type="string">
            <text:p>Ambedkar Nagar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mbedkar Nagar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Amethi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methi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Amravati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Amravati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Amreli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mreli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mritsar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mritsar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Anan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and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nanthapu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antapur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Anantna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antna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njaw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njaw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nugul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nugul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Anuppu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uppu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rari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raria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Aravalli at Modas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avali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riyalur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riyalu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Arwa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rwal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Ashoknag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hokna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aiy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uraiy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urangaba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urangabad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Aurangabad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Aurangabad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Azamgarh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Azamgarh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Budga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adgam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AGALKO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Bagalkot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Bageshwa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ageshwar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Baghpat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aghpat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Bahraich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Bahraich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Baks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aksa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Balagh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gha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alangir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Balangir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Balasore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Baleshwar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Ballia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Ballia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Balod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Balod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Balodabazar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aloda Bazar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Balrampur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Balrampur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Balrampur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alrampur</text:p>
          </table:table-cell>
          <table:table-cell office:value-type="float" office:value="579" calcext:value-type="float">
            <text:p>579</text:p>
          </table:table-cell>
        </table:table-row>
        <table:table-row table:style-name="ro2">
          <table:table-cell office:value-type="string" calcext:value-type="string">
            <text:p>Banaskanth at Palanpu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nas Kanth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anda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Banda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Bandipor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andipore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BENGALURU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angalore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BENGALURU RURAL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angalore Rural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Bank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ank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Bankur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ankura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Banswara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Banswara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Barabanki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Bara Banki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Baramull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aramul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aran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Baran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table-cell office:value-type="string" calcext:value-type="string">
            <text:p>Purba Bardhaman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arddhaman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Bareilly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areilly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Bargarh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argarh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Balotra Barmer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Barmer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Barnala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arnala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Barpet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arpeta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Barwan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rwan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star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Bastar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Basti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Basti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Bathind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athinda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BOTA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atod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udh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audh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Begusarai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egusarai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ELAGAVI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elgaum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BALLARI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ellary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Bemetara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emetra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Bet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tu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hadradri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Bhadradri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Bhadrak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Bhadrak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Bhagalpu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hagalpur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handara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Bhandara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Bharatpur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Bharatpur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Bharuc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haruch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Bhavnaga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havnagar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hilwara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hilwara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Bhin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hi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hiwani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hiwani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hojpu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hojpur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Bhop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hopa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eed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Bi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BIDAR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idar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Bijapu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ijapur</text:p>
          </table:table-cell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string" calcext:value-type="string">
            <text:p>VIJAYAPURA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ijapur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Bijnor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Bijnor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Bikaner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ikaner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Bilaspu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ilaspu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ilaspur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Bilaspur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Birbhum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irbhum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Bishnupur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ishnupur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Biswanath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Biswanath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Bokar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okaro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Bongaigao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ongaigaon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Budaun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Budaun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Bulandshahr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Bulandshahr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Buldhana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Buldana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Bundi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Bundi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Burhanpu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urhanpur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uxa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uxar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a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char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Central</text:p>
          </table:table-cell>
          <table:table-cell office:value-type="float" office:value="713" calcext:value-type="float">
            <text:p>713</text:p>
          </table:table-cell>
        </table:table-row>
        <table:table-row table:style-name="ro2">
          <table:table-cell office:value-type="string" calcext:value-type="string">
            <text:p>CHAMRAJNAGAR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hamarajanagar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Chamb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amb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hamoli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Chamoli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Champawa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hampawat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Champhai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hamphai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handauli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handauli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Chandel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Chandel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handigarh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handrapur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handrapur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Changlan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Changlang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Charaideo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Charaideo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Chatr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tr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hengalputtu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hengalputtu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Chennai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hennai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Chhatarpu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hatarpu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hindwa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hindwar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hota Udep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hota Udaipur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HIKKABALLAPUR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hikkaballapura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CHIKKAMAGALURU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Chikmagalur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Chirang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hirang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CHITRADURGA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hitradurga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Chitrakoot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Chitrakoot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Chittorgarh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hittaurgarh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Chittoo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hittoor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Churachandpur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hurachandpur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huru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Churu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Coimbatore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Coimbatore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Cuddalore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uddalore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Cuttack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uttack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Silvass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adra &amp; Nagar Haveli</text:p>
          </table:table-cell>
          <table:table-cell office:value-type="float" office:value="121" calcext:value-type="float">
            <text:p>121</text:p>
          </table:table-cell>
        </table:table-row>
        <table:table-row table:style-name="ro3">
          <table:table-cell office:value-type="string" calcext:value-type="string">
            <text:p>Dantewad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akshin Bastar Dantewada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string" calcext:value-type="string">
            <text:p>South Dinajpur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Dakshin Dinajpur</text:p>
          </table:table-cell>
          <table:table-cell office:value-type="float" office:value="378" calcext:value-type="float">
            <text:p>378</text:p>
          </table:table-cell>
        </table:table-row>
        <table:table-row table:style-name="ro2">
          <table:table-cell office:value-type="string" calcext:value-type="string">
            <text:p>DAKSHINA KANNAD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Dakshina Kannada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Dama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man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amo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moh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arbhang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arbhanga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Darjeeling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Darjiling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Darran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arrang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DATA NOT AVAILAB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ATA NOT AVAILABL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ti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at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ausa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Dausa</text:p>
          </table:table-cell>
          <table:table-cell office:value-type="float" office:value="538" calcext:value-type="float">
            <text:p>538</text:p>
          </table:table-cell>
        </table:table-row>
        <table:table-row table:style-name="ro2">
          <table:table-cell office:value-type="string" calcext:value-type="string">
            <text:p>DAVANGERE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avanagere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eogarh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Debagarh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Dehradun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Dehradun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Deogha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eoghar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Deoria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Deoria</text:p>
          </table:table-cell>
          <table:table-cell office:value-type="float" office:value="615" calcext:value-type="float">
            <text:p>615</text:p>
          </table:table-cell>
        </table:table-row>
        <table:table-row table:style-name="ro3">
          <table:table-cell office:value-type="string" calcext:value-type="string">
            <text:p>Devbhumi Dwarka at Khambhaliy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evbhumi Dwark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Dew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was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Dhalai Tripur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halai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Dhamtari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hamtari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Dhanba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hanbad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h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ha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harmapuri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Dharmapuri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DHARWAD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harwad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Dholpur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Dhaulpur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Dhemaji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hemaji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Dhenkanal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Dhenkanal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Dhubri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hubri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Dhule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Dhule</text:p>
          </table:table-cell>
          <table:table-cell office:value-type="float" office:value="461" calcext:value-type="float">
            <text:p>461</text:p>
          </table:table-cell>
        </table:table-row>
        <table:table-row table:style-name="ro2">
          <table:table-cell office:value-type="string" calcext:value-type="string">
            <text:p>Dibang Valley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ibang Valley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Dibrugarh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ibrugarh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Dima Hasao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Dima Hasao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imapur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Dimapur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Dindigul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Dindigul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Dindor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ndor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iu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iu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Dod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od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aho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oha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umk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umk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ungarpur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Dungarpur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Durg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Durg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East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East Distric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East District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East Garo Hill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ast Garo Hills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ast Godavari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ast Godavari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East Jaintia Hill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East Jaintia Hills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ast Kame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ast Kameng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East Khasi Hill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ast Khasi Hills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ast Siang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East Siang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Ernakulam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rnakulam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rode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Erode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Etah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Etah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Etawah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Etawah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Faizabad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Faizabad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Faridaba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aridabad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Faridko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Faridkot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Farrukhabad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Farrukhabad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Fatehabad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atehabad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Fatehgarh Sahib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Fatehgarh Sahib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Fatehpur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Fatehpur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Fazilka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Fazilka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Firozabad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Firozabad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Ferozepur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Firozpur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GADAG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Gadag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Gadchiroli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Gadchiroli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Gajapati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Gajapati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Ganderb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anderbal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GANDHINAGA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andhinagar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anganagar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Ganganaga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Ganjam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Ganjam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Garhw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arhw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auri Garhwa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arhwal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Gariaban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Gariaband</text:p>
          </table:table-cell>
          <table:table-cell office:value-type="float" office:value="322" calcext:value-type="float">
            <text:p>322</text:p>
          </table:table-cell>
        </table:table-row>
        <table:table-row table:style-name="ro3">
          <table:table-cell office:value-type="string" calcext:value-type="string">
            <text:p>Gaurella Pendra Marwahi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Gaurella Pendra Marwahi</text:p>
          </table:table-cell>
          <table:table-cell office:value-type="float" office:value="736" calcext:value-type="float">
            <text:p>736</text:p>
          </table:table-cell>
        </table:table-row>
        <table:table-row table:style-name="ro2">
          <table:table-cell office:value-type="string" calcext:value-type="string">
            <text:p>Gautam Buddha Nagar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Gautam Buddha Nagar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Gay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Gay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Ghaziabad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Ghaziabad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Ghazipur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Ghazipur</text:p>
          </table:table-cell>
          <table:table-cell office:value-type="float" office:value="642" calcext:value-type="float">
            <text:p>642</text:p>
          </table:table-cell>
        </table:table-row>
        <table:table-row table:style-name="ro2">
          <table:table-cell office:value-type="string" calcext:value-type="string">
            <text:p>Gir Somnath at Verav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ir Somnath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Giridi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iridih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Goalpar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oalpar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Godd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odd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Golagha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Golaghat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Gomati Distric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Gomati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Gonda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Gonda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Gondia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Gondiya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Gopalganj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opalganj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Gorakhpur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Gorakhpur</text:p>
          </table:table-cell>
          <table:table-cell office:value-type="float" office:value="591" calcext:value-type="float">
            <text:p>591</text:p>
          </table:table-cell>
        </table:table-row>
        <table:table-row table:style-name="ro2">
          <table:table-cell office:value-type="string" calcext:value-type="string">
            <text:p>KALABURAG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ulbarga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Guml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umla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Gu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un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untu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untur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urdaspur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urdaspur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Gurugram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Gurgao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Gwalio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walio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ailakandi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ailakandi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Hamirp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mirpu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amirpu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amirpur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Hanumangarh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Hanumangarh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Howrah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Haora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Hapur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Hapur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Hard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rd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ardoi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Hardoi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Haridwar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Hardwar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HASSAN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Hassan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HAVERI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Haveri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Hazaribag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azaribagh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Hingoli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Hingoli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Hisa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Hisar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Hnahthial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Hnahthial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Hojai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Hojai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Hoshangab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shangab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shiarpur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oshiarpur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Hooghly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gli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Hyderabad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Hydrabad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Idukki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Idukki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Imphal Eas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mphal East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Imphal Wes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Imphal West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Ind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o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balp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balpur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agatsinghpur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Jagatsinghapur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Jagtial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Jagtial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Jaipur Metro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Jaipur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Jaiselmer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Jaisalmer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Jajpur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Jajapur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Jalandhar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Jalandhar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Jalau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alaun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Jalgaon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Jalgaon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Jalna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Jalna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Jalore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Jalor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Jalpaiguri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Jalpaiguri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Jammu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mmu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amnaga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amnagar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Jamtar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amtar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Jamu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ui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Jangaon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Jangaon</text:p>
          </table:table-cell>
          <table:table-cell office:value-type="float" office:value="654" calcext:value-type="float">
            <text:p>654</text:p>
          </table:table-cell>
        </table:table-row>
        <table:table-row table:style-name="ro2">
          <table:table-cell office:value-type="string" calcext:value-type="string">
            <text:p>Janjgir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Janjgir-Champa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Jashpur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Jashpur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Jaunpur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Jaunpur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Jayashankar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Jayashankar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Jehanaba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Jehanabad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Jhabu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habu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hajja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hajjar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Jhalawar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Jhalawar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Jhansi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Jhansi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Jhargram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Jhargram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Jharsuguda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Jharsuguda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Jhunjhunu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Jhunjhunun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Jind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Jind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Jiriba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Jiribam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string" calcext:value-type="string">
            <text:p>Jodhpur District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Jodhpur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Jogulamba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Jogulamba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Jorha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orhat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Junagad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agadh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Jyotiba Phule Nagar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Jyotiba Phule Nagar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Kawardh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Kabeerdham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 office:value-type="string" calcext:value-type="string">
            <text:p>kachchh at Bhuj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achchh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adap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Kadapa(YSR)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Kaimur at Bhabhu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Kaimur (Bhabua)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Kaithal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Kaithal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Kakching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Kakching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Kalahandi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Kalahandi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kalimpong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Kalimpong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Kallakurichi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Kamareddy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Kamareddy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Kamjon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Kamjong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Kamle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amle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Kamrup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Kamrup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string" calcext:value-type="string">
            <text:p>Kamrup Metro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Kamrup Metropolitan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string" calcext:value-type="string">
            <text:p>Kancheepuram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Kancheepuram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Kandhamal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Kandhamal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Kangpokpi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Kangpokpi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Kangr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angr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annauj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Kannauj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office:value-type="string" calcext:value-type="string">
            <text:p>Kanniyakumari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Kanniyakumari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Kannur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Kannur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Kanpur Deha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Kanpur Dehat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Kanpur Nagar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Kanpur Nagar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table-cell office:value-type="string" calcext:value-type="string">
            <text:p>Kanshi Ram Nagar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Kanshiram Nagar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Kapurthal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apurthal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araikal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Karaikal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Karauli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Karauli</text:p>
          </table:table-cell>
          <table:table-cell office:value-type="float" office:value="653" calcext:value-type="float">
            <text:p>653</text:p>
          </table:table-cell>
        </table:table-row>
        <table:table-row table:style-name="ro2">
          <table:table-cell office:value-type="string" calcext:value-type="string">
            <text:p>Karbi Anglong Eas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Karbi Anglong East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Karbi Anglong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Karbi Anglong West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Kargi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argil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arimganj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Karimganj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Karimnagar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Karimnagar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Karna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arnal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Karur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Karur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Kasaragod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Kasaragod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Kathu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Kathu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Katiha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Katihar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Katn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atni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aushambi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Kaushambi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Kendrapada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Kendrapara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Keonjhar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Kendujhar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Khagari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hagaria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Khammam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Khammam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office:value-type="string" calcext:value-type="string">
            <text:p>Khandw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handwa (East Nimar)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Mandleshwa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hargone (West Nimar)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hawzawl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Khawzawl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office:value-type="string" calcext:value-type="string">
            <text:p>Kheda at Nadia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hed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heri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Kheri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Khurda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Khordha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Khowai Tripur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Khowai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KHUN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Khunti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Kinna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innau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Kiphir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Kiphire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Kishanganj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Kishanganj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Kishtwa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Kishtwar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ochbeha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Koch Bihar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KODAGU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Kodagu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Koderm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Kodarm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Kohim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Kohima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Kokrajhar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Kokrajhar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KOLAR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Kolar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Kolasib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Kolasib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Kolhapur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Kolhapur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Calcutt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Kolkat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Kollam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Kollam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Komaram Bheem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Komaram Bheem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Kondagaon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Kondagaon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KOPPA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Koppal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Korapu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Koraput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Korb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Korba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Koriy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Koriy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Kota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Kota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Kottayam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Kottayam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Kozhikod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Kozhikode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Kra Daadi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Kra Daadi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Krishn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Krishn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Krishnagiri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Kulga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Kulgam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Kullu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ullu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upwar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upwar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Kurnoo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urnool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urukshetr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Kurukshetra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Kurung Kumey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Kurung Kumey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Kushinagar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Kushinaga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Lahul &amp; Spit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ahul &amp; Spiti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khimpur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akhimpur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Lakhisarai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khisarai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Lakshadweep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Lalitpur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Lalitpur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Lateha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tehar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Latu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Latur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Lawngtlai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Lawngtlai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Le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eh(Ladakh)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parada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Leparada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Lohardag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ohardag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Lohi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ohit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Longdin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ongding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Longlen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ongleng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office:value-type="string" calcext:value-type="string">
            <text:p>Lower Dibang Valley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ower Dibang Valley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Lower Siang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Lower Siang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office:value-type="string" calcext:value-type="string">
            <text:p>Lower Subansiri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ower Subansiri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Lucknow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Lucknow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Ludhiana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udhiana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Lunglei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unglei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Madhepur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adhepura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dhuban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dhubani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Madurai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Madurai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Mahabubabad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ahabubabad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office:value-type="string" calcext:value-type="string">
            <text:p>Mahabubnagar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Mahabubnagar</text:p>
          </table:table-cell>
          <table:table-cell office:value-type="float" office:value="684" calcext:value-type="float">
            <text:p>684</text:p>
          </table:table-cell>
        </table:table-row>
        <table:table-row table:style-name="ro2">
          <table:table-cell office:value-type="string" calcext:value-type="string">
            <text:p>Hathra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Mahamaya Nagar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Mahasamund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Mahasamund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Mah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ahe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Narnau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ahendragarh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ahesan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hesana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Mahisagar at Lunawad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ahisagar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ahob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Mahoba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Maharajganj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Mahrajganj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Mainpuri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Mainpuri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Majuli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Majuli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Malappura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alappuram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Mald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Maldah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Malkangiri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Malkangiri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Mami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amit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Mancherial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Mancherial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Mand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di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and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ndl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ndsau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ndsau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NDY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ndya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Mansa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nsa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Mathura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Mathura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Mau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Mau</text:p>
          </table:table-cell>
          <table:table-cell office:value-type="float" office:value="618" calcext:value-type="float">
            <text:p>618</text:p>
          </table:table-cell>
        </table:table-row>
        <table:table-row table:style-name="ro2">
          <table:table-cell office:value-type="string" calcext:value-type="string">
            <text:p>Mayiladuthurai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Mayiladuthurai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Mayurbhanj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Mayurbhanj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Medak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Medak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Medch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Medcha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Meerut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Meerut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Nu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wat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Mirzapur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Mirzapur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Mog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oga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Mokokchung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okokchung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Moradabad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oradabad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MORBI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orbi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oren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ren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origao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origaon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Sri Muktsar Sahib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uktsar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Mulugu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ulugu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string" calcext:value-type="string">
            <text:p>Mumbai City Civil Cour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umbai</text:p>
          </table:table-cell>
          <table:table-cell office:value-type="float" office:value="481" calcext:value-type="float">
            <text:p>481</text:p>
          </table:table-cell>
        </table:table-row>
        <table:table-row table:style-name="ro2">
          <table:table-cell office:value-type="string" calcext:value-type="string">
            <text:p>Mumbai Suburban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Mumbai Suburban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Mungeli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ungel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Mung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unger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Murshidabad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urshidabad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string" calcext:value-type="string">
            <text:p>Muzaffarnagar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uzaffarnagar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Muzaffarpu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uzaffarpur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YSURU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ysore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Nabarangpur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abarangapur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Nadia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adia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Nagao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agaon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Nagapattinam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Nagarkurnool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Nagarkurnool</text:p>
          </table:table-cell>
          <table:table-cell office:value-type="float" office:value="663" calcext:value-type="float">
            <text:p>663</text:p>
          </table:table-cell>
        </table:table-row>
        <table:table-row table:style-name="ro2">
          <table:table-cell office:value-type="string" calcext:value-type="string">
            <text:p>Merta (Nagaur)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Nagaur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Nagpur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agpur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Nainital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inital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Naland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land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Nalbari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albari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Nalgonda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Nalgonda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Namakkal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Namakkal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Namsai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Namsai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Nanded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anded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Nandurbar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andurbar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Narayanpe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Narayanpet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Narayanpu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rayanpur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Narmad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rmad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arsinghp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rsimhapu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shik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ashik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Navsari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avsar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Nawad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awada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Nayagar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yagarh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eemuc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emuc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ew Delhi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New Delhi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Nicobar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icobars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Nirmal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Nirmal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Niwari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Niwari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Nizamabad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Nizamabad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Noney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Noney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North</text:p>
          </table:table-cell>
          <table:table-cell office:value-type="float" office:value="710" calcext:value-type="float">
            <text:p>710</text:p>
          </table:table-cell>
        </table:table-row>
        <table:table-row table:style-name="ro3">
          <table:table-cell office:value-type="string" calcext:value-type="string">
            <text:p>North &amp; Middle Andaman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orth &amp; Middle Andaman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North Distric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orth District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North East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North East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office:value-type="string" calcext:value-type="string">
            <text:p>North Garo Hill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orth Garo Hill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North Go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orth Goa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North Tripur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rth Tripura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string" calcext:value-type="string">
            <text:p>North Twenty Four Pargana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orth Twenty Four Parganas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North West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North West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Nuapad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Nuapada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Osmanabad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Osmanabad</text:p>
          </table:table-cell>
          <table:table-cell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Pakke Kessang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Pakke Kessang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Paku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akur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Palakkad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Palakkad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Daltonganj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alamu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Palghar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algha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Pali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li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Palwal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alwal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string" calcext:value-type="string">
            <text:p>Panchmahal at Godhr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nch Mahal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anchkul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nchkul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nipa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anipat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Pan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n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pum Par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Papum Pare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Parbhani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arbhani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Paschim Bardhaman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Paschim Barddhaman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office:value-type="string" calcext:value-type="string">
            <text:p>Paschim Medinpur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Paschim Medinipur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string" calcext:value-type="string">
            <text:p>Bettiah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ashchim Champaran</text:p>
          </table:table-cell>
          <table:table-cell office:value-type="float" office:value="169" calcext:value-type="float">
            <text:p>169</text:p>
          </table:table-cell>
        </table:table-row>
        <table:table-row table:style-name="ro3">
          <table:table-cell office:value-type="string" calcext:value-type="string">
            <text:p>West Singhbhum at Chaibas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shchimi Singhbhum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ata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tan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Pathanamthitt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Pathanamthitta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Pathanko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Pathankot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Patiala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Patiala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Patn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Patn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Peddapalli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Peddapalli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Perambalur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Perambalur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Peren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eren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Phek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hek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Pherzawl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Pherzawl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ilibhit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Pilibhit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Pithoragar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ithoragarh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Porbanda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orbandar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rakasha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rakasam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ratapgarh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ratapgarh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Pratapgarh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Pratapgarh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Puducherry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Pudukkottai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Pulwam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ulwam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oonc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unch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une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une</text:p>
          </table:table-cell>
          <table:table-cell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Motihari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Purba Champaran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Purba Medinipur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Purba Medinipur</text:p>
          </table:table-cell>
          <table:table-cell office:value-type="float" office:value="386" calcext:value-type="float">
            <text:p>386</text:p>
          </table:table-cell>
        </table:table-row>
        <table:table-row table:style-name="ro3">
          <table:table-cell office:value-type="string" calcext:value-type="string">
            <text:p>East Singhbhum at Jamshedpu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urbi Singhbhum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Puri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Puri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Purne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urni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uruli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Puruliya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Raebareli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Rae Bareli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RAICHUR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aichur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Raigarh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aigarh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Raigarh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Raigarh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Raipu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aipur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Rai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se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ajanna Sircilla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Rajanna Sircilla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Rajgar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ajgarh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AJKO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ajko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Rajnandgaon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ajnandgaon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Rajour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jouri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ajsamand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Rajsamand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RAMANAGARAM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Ramanagara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Ramanathapuram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Ramanathapuram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Ramba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mba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AMGAR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amgarh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Rampur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Rampur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Ranchi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anchi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Rangareddy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Rangareddy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Ranipet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Ranipet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Ratl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tla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atnagiri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Ratnagiri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Rayagad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yagada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Reasi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asi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ew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w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wari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ewari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Ri Bhoi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ibhoi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Rohtak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ohtak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Rohtas Sasaram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Rohtas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Rudraprayag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udraprayag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Rupnagar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Rupnagar</text:p>
          </table:table-cell>
          <table:table-cell office:value-type="float" office:value="412" calcext:value-type="float">
            <text:p>412</text:p>
          </table:table-cell>
        </table:table-row>
        <table:table-row table:style-name="ro3">
          <table:table-cell office:value-type="string" calcext:value-type="string">
            <text:p>Sabarkantha at Himmatnaga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abar Kanth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a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g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haranpur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Saharanpur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Sahars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ahars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Sahibganj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ahibganj</text:p>
          </table:table-cell>
          <table:table-cell office:value-type="float" office:value="147" calcext:value-type="float">
            <text:p>147</text:p>
          </table:table-cell>
        </table:table-row>
        <table:table-row table:style-name="ro3">
          <table:table-cell office:value-type="string" calcext:value-type="string">
            <text:p>Mohali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Sahibzada Ajit Singh Nagar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Saih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aiha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aitual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Saitual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Salem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Samastipu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amastipur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amb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ambalpur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Sambalpur</text:p>
          </table:table-cell>
          <table:table-cell office:value-type="float" office:value="497" calcext:value-type="float">
            <text:p>497</text:p>
          </table:table-cell>
        </table:table-row>
        <table:table-row table:style-name="ro2">
          <table:table-cell office:value-type="string" calcext:value-type="string">
            <text:p>Sambhal at Chandausi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Sambhal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hamli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amli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Sangareddy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Sangareddy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Sangli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angli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Sangrur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angrur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string" calcext:value-type="string">
            <text:p>Santkabir Nagar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Sant Kabir Nagar</text:p>
          </table:table-cell>
          <table:table-cell office:value-type="float" office:value="601" calcext:value-type="float">
            <text:p>601</text:p>
          </table:table-cell>
        </table:table-row>
        <table:table-row table:style-name="ro3">
          <table:table-cell office:value-type="string" calcext:value-type="string">
            <text:p>Bhadohi SR Nagar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Sant Ravidas Nagar (Bhadohi)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Seraikell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araikela-Kharsawan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Saran at Chapr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aran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atara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atara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Sat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tn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awai Madhopur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awai Madhopur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Seh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ho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napati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Senapati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Seon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oni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chhi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erchhip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Shahdara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hahdara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Shahdo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hahdol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SBS Nagar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hahid Bhagat Singh Nagar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Shahjahanpur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Shahjahanpur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Shajapu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hajapur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heikhpur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heikhpur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heoha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heohar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Sheop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heopu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i Yomi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hi Yomi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Shiml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himla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SHIVAMOGG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himoga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Shivpur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ivpur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hravasti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hrawasti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Shopia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hupiyan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ia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iang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Siddharthnagar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Siddharthnagar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Siddipet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Siddipet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Sidh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dhi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ikar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Sikar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Simdeg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imdeg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indhudurg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indhudurg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Singraul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rau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ipahijul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pahijul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rmau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rmaur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irohi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Sirohi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Sirs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irsa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Sitamarhi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itamarhi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itapur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Sitapur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Sivagangai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ivaganga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Sivasaga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ivasagar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Siwa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iwan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la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ola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olapur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olapur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Sonbhadra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Sonbhadra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Sonepa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onipat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onitpu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onitpur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outh</text:p>
          </table:table-cell>
          <table:table-cell office:value-type="float" office:value="709" calcext:value-type="float">
            <text:p>709</text:p>
          </table:table-cell>
        </table:table-row>
        <table:table-row table:style-name="ro2">
          <table:table-cell office:value-type="string" calcext:value-type="string">
            <text:p>South Andama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outh Andaman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South Distric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South District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South East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South East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table-cell office:value-type="string" calcext:value-type="string">
            <text:p>South Garo Hill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outh Garo Hills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South Go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outh Goa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string" calcext:value-type="string">
            <text:p>South Salmara-Mankachar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South Salmara-Mankachar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SouthTripur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outh Tripura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string" calcext:value-type="string">
            <text:p>South Twenty Four Pargana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South Twenty Four Parganas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South Wes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South West</text:p>
          </table:table-cell>
          <table:table-cell office:value-type="float" office:value="707" calcext:value-type="float">
            <text:p>707</text:p>
          </table:table-cell>
        </table:table-row>
        <table:table-row table:style-name="ro2">
          <table:table-cell office:value-type="string" calcext:value-type="string">
            <text:p>South West Garo Hill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South West Garo Hills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office:value-type="string" calcext:value-type="string">
            <text:p>South West Khasi Hill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outh West Khasi Hills</text:p>
          </table:table-cell>
          <table:table-cell office:value-type="float" office:value="311" calcext:value-type="float">
            <text:p>311</text:p>
          </table:table-cell>
        </table:table-row>
        <table:table-row table:style-name="ro3">
          <table:table-cell office:value-type="string" calcext:value-type="string">
            <text:p>Nellor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ri Potti Sriramulu Nellor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rikakula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rikakulam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rinaga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rinaga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onepur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Subarnapur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Sukma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ukma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Sultanpur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ultanpur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Sundargarh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Sundargarh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Supau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paul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urajpu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urajpur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SURA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urat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urendranaga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urendranaga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urguj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urguja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Suryapet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Suryapet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Tamenglong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amenglong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Tap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api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arn Taran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Tarn Taran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Tawang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wang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Tehri Garhwal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ehri Garhwal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Tengnoupal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Tengnoupal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Tenkasi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Tenkasi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Thane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Thane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Thanjavur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Thanjavur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The Dang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he Dang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he Nilgiri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The Nilgiris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Theni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Theni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Tiruvallur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Thiruvallur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office:value-type="string" calcext:value-type="string">
            <text:p>Thiruvananthapuram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hiruvananthapuram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Tiruvarur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hiruvarur</text:p>
          </table:table-cell>
          <table:table-cell office:value-type="float" office:value="547" calcext:value-type="float">
            <text:p>547</text:p>
          </table:table-cell>
        </table:table-row>
        <table:table-row table:style-name="ro2">
          <table:table-cell office:value-type="string" calcext:value-type="string">
            <text:p>Thoothukudi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Thoothukkudi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Thoubal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Thoubal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hrissur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hrissur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Tikamgar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kamgar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nsuki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insuki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Tirap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Tirap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 office:value-type="string" calcext:value-type="string">
            <text:p>Tiruchirappalli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Tiruchirappalli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Tirunelveli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Tirupathur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Tirupathur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Tiruppur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iruppur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string" calcext:value-type="string">
            <text:p>Tiruvannamalai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Tiruvannamalai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Tonk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Tonk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Tuensang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uensang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TUMAKURU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Tumkur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Udaipur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Udaipur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Udalguri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Udalguri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Udham Singh Nagar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Udham Singh Nagar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Udhampu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dhampur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DUPI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Udupi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Ujj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jj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khru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Ukhrul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Umari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mari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Un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n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Unnao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Unnao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office:value-type="string" calcext:value-type="string">
            <text:p>Unakoti Tripur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Unokoti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Upper Siang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Upper Siang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Upper Subansiri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Upper Subansiri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Kank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Uttar Bastar Kanker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string" calcext:value-type="string">
            <text:p>North Dinajpur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Uttar Dinajpur</text:p>
          </table:table-cell>
          <table:table-cell office:value-type="float" office:value="385" calcext:value-type="float">
            <text:p>385</text:p>
          </table:table-cell>
        </table:table-row>
        <table:table-row table:style-name="ro2">
          <table:table-cell office:value-type="string" calcext:value-type="string">
            <text:p>UTTARA KANNADA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Uttara Kannada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Uttarkashi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Uttarkashi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Vadodar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adodar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aishali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Vaishali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Valsa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alsad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Varanasi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Varanasi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Vellore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Vellore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Vidish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dish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karabad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Vikarabad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Viluppuram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Viluppuram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Virudhunagar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Visakapatna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isakhapatnam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Vizianagara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izianagaram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Wanaparthy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Wanaparthy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Warangal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Warangal (R)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Warangal (U)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Warangal (U)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Wardha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Wardha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Washim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Washim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Wayanad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Wayanad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West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West Distric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West District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string" calcext:value-type="string">
            <text:p>West Garo Hill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West Garo Hills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string" calcext:value-type="string">
            <text:p>West Godavari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st Godavari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West Jaintia Hill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est Jaintia Hills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West Kameng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West Kameng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string" calcext:value-type="string">
            <text:p>West Khasi Hill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est Khasi Hills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West Siang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West Siang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West Tripur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est Tripura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Wokh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Wokha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Yadadri Bhongiri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Yadadri Bhongiri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YADGIR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Yadgir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Yamunanaga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Yamunanagar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anam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Yanam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Yavatm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Yavatmal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Zunheboto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Zunheboto</text:p>
          </table:table-cell>
          <table:table-cell office:value-type="float" office:value="295" calcext:value-type="float">
            <text:p>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20:55:26.316243324</meta:creation-date>
    <dc:date>2023-01-10T11:09:54.847113929</dc:date>
    <meta:editing-duration>PT15M15S</meta:editing-duration>
    <meta:editing-cycles>4</meta:editing-cycles>
    <meta:generator>LibreOffice/7.3.7.2$Linux_X86_64 LibreOffice_project/30$Build-2</meta:generator>
    <meta:document-statistic meta:table-count="2" meta:cell-count="5152" meta:object-count="0"/>
  </office:meta>
</office:document-meta>
</file>